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9937in"/>
    </style:style>
    <style:style style:name="co24" style:family="table-column">
      <style:table-column-properties fo:break-before="auto" style:column-width="1.0701in"/>
    </style:style>
    <style:style style:name="co25" style:family="table-column">
      <style:table-column-properties fo:break-before="auto" style:column-width="1.4201in"/>
    </style:style>
    <style:style style:name="co26" style:family="table-column">
      <style:table-column-properties fo:break-before="auto" style:column-width="1.3654in"/>
    </style:style>
    <style:style style:name="co27" style:family="table-column">
      <style:table-column-properties fo:break-before="auto" style:column-width="2.5016in"/>
    </style:style>
    <style:style style:name="co28" style:family="table-column">
      <style:table-column-properties fo:break-before="auto" style:column-width="2.1736in"/>
    </style:style>
    <style:style style:name="co29" style:family="table-column">
      <style:table-column-properties fo:break-before="auto" style:column-width="1.2016in"/>
    </style:style>
    <style:style style:name="co19" style:family="table-column">
      <style:table-column-properties fo:break-before="auto" style:column-width="0.9846in"/>
    </style:style>
    <style:style style:name="co20" style:family="table-column">
      <style:table-column-properties fo:break-before="auto" style:column-width="1.0047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co15" style:family="table-column">
      <style:table-column-properties fo:break-before="auto" style:column-width="0.7126in"/>
    </style:style>
    <style:style style:name="co16" style:family="table-column">
      <style:table-column-properties fo:break-before="auto" style:column-width="2.2437in"/>
    </style:style>
    <style:style style:name="co17" style:family="table-column">
      <style:table-column-properties fo:break-before="auto" style:column-width="1.3437in"/>
    </style:style>
    <style:style style:name="co30" style:family="table-column">
      <style:table-column-properties fo:break-before="auto" style:column-width="2.698in"/>
    </style:style>
    <style:style style:name="co31" style:family="table-column">
      <style:table-column-properties fo:break-before="auto" style:column-width="1.1756in"/>
    </style:style>
    <style:style style:name="co32" style:family="table-column">
      <style:table-column-properties fo:break-before="auto" style:column-width="1.2709in"/>
    </style:style>
    <style:style style:name="co33" style:family="table-column">
      <style:table-column-properties fo:break-before="auto" style:column-width="1.6528in"/>
    </style:style>
    <style:style style:name="co34" style:family="table-column">
      <style:table-column-properties fo:break-before="auto" style:column-width="1.1252in"/>
    </style:style>
    <style:style style:name="co35" style:family="table-column">
      <style:table-column-properties fo:break-before="auto" style:column-width="5.1453in"/>
    </style:style>
    <style:style style:name="co36" style:family="table-column">
      <style:table-column-properties fo:break-before="auto" style:column-width="1.5091in"/>
    </style:style>
    <style:style style:name="ro25" style:family="table-row">
      <style:table-row-properties style:row-height="0.2071in" fo:break-before="auto" style:use-optimal-row-height="true"/>
    </style:style>
    <style:style style:name="ro26" style:family="table-row">
      <style:table-row-properties style:row-height="0.4555in" fo:break-before="auto" style:use-optimal-row-height="false"/>
    </style:style>
    <style:style style:name="ro27" style:family="table-row">
      <style:table-row-properties style:row-height="0.1957in" fo:break-before="auto" style:use-optimal-row-height="false"/>
    </style:style>
    <style:style style:name="ro30" style:family="table-row">
      <style:table-row-properties style:row-height="0.2083in" fo:break-before="auto" style:use-optimal-row-height="false"/>
    </style:style>
    <style:style style:name="ro21" style:family="table-row">
      <style:table-row-properties style:row-height="0.3311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2.1555in" fo:break-before="auto" style:use-optimal-row-height="false"/>
    </style:style>
    <style:style style:name="ro35" style:family="table-row">
      <style:table-row-properties style:row-height="2.7465in" fo:break-before="auto" style:use-optimal-row-height="false"/>
    </style:style>
    <style:style style:name="ro36" style:family="table-row">
      <style:table-row-properties style:row-height="0.7665in" fo:break-before="auto" style:use-optimal-row-height="true"/>
    </style:style>
    <style:style style:name="ro37" style:family="table-row">
      <style:table-row-properties style:row-height="0.8909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32" style:family="table-row">
      <style:table-row-properties style:row-height="0.4866in" fo:break-before="auto" style:use-optimal-row-height="true"/>
    </style:style>
    <style:style style:name="ro38" style:family="table-row">
      <style:table-row-properties style:row-height="0.6008in" fo:break-before="auto" style:use-optimal-row-height="true"/>
    </style:style>
    <style:style style:name="ro39" style:family="table-row">
      <style:table-row-properties style:row-height="0.4555in" fo:break-before="auto" style:use-optimal-row-height="true"/>
    </style:style>
    <style:style style:name="ro40" style:family="table-row">
      <style:table-row-properties style:row-height="0.9118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41" style:family="table-row">
      <style:table-row-properties style:row-height="2.3528in" fo:break-before="auto" style:use-optimal-row-height="true"/>
    </style:style>
    <style:style style:name="ro42" style:family="table-row">
      <style:table-row-properties style:row-height="1.2638in" fo:break-before="auto" style:use-optimal-row-height="true"/>
    </style:style>
    <style:style style:name="ro43" style:family="table-row">
      <style:table-row-properties style:row-height="1.1091in" fo:break-before="auto" style:use-optimal-row-height="true"/>
    </style:style>
    <style:style style:name="ro44" style:family="table-row">
      <style:table-row-properties style:row-height="1.5752in" fo:break-before="auto" style:use-optimal-row-height="true"/>
    </style:style>
    <style:style style:name="ro45" style:family="table-row">
      <style:table-row-properties style:row-height="0.6217in" fo:break-before="auto" style:use-optimal-row-height="true"/>
    </style:style>
    <style:style style:name="ro47" style:family="table-row">
      <style:table-row-properties style:row-height="0.9118in" fo:break-before="auto" style:use-optimal-row-height="false"/>
    </style:style>
    <style:style style:name="ro48" style:family="table-row">
      <style:table-row-properties style:row-height="0.4764in" fo:break-before="auto" style:use-optimal-row-height="true"/>
    </style:style>
    <style:style style:name="ro49" style:family="table-row">
      <style:table-row-properties style:row-height="0.922in" fo:break-before="auto" style:use-optimal-row-height="true"/>
    </style:style>
    <style:style style:name="ro50" style:family="table-row">
      <style:table-row-properties style:row-height="1.0673in" fo:break-before="auto" style:use-optimal-row-height="true"/>
    </style:style>
    <style:style style:name="ro51" style:family="table-row">
      <style:table-row-properties style:row-height="1.8862in" fo:break-before="auto" style:use-optimal-row-height="true"/>
    </style:style>
    <style:style style:name="ro52" style:family="table-row">
      <style:table-row-properties style:row-height="1.1811in" fo:break-before="auto" style:use-optimal-row-height="true"/>
    </style:style>
    <style:style style:name="ro53" style:family="table-row">
      <style:table-row-properties style:row-height="0.3102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46" style:family="table-row">
      <style:table-row-properties style:row-height="0.4972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58" style:family="table-row">
      <style:table-row-properties style:row-height="0.1945in" fo:break-before="auto" style:use-optimal-row-height="true"/>
    </style:style>
    <style:style style:name="ro59" style:family="table-row">
      <style:table-row-properties style:row-height="0.1965in" fo:break-before="auto" style:use-optimal-row-height="false"/>
    </style:style>
    <style:style style:name="ro60" style:family="table-row">
      <style:table-row-properties style:row-height="0.3417in" fo:break-before="auto" style:use-optimal-row-height="false"/>
    </style:style>
    <style:style style:name="ro61" style:family="table-row">
      <style:table-row-properties style:row-height="0.302in" fo:break-before="auto" style:use-optimal-row-height="false"/>
    </style:style>
    <style:style style:name="ro62" style:family="table-row">
      <style:table-row-properties style:row-height="0.3728in" fo:break-before="auto" style:use-optimal-row-height="false"/>
    </style:style>
    <style:style style:name="ro63" style:family="table-row">
      <style:table-row-properties style:row-height="0.3728in" fo:break-before="auto" style:use-optimal-row-height="true"/>
    </style:style>
    <style:style style:name="ro64" style:family="table-row">
      <style:table-row-properties style:row-height="0.211in" fo:break-before="auto" style:use-optimal-row-height="true"/>
    </style:style>
    <style:style style:name="ro65" style:family="table-row">
      <style:table-row-properties style:row-height="0.2173in" fo:break-before="auto" style:use-optimal-row-height="false"/>
    </style:style>
    <style:style style:name="ro66" style:family="table-row">
      <style:table-row-properties style:row-height="0.1862in" fo:break-before="auto" style:use-optimal-row-height="false"/>
    </style:style>
    <style:style style:name="ro67" style:family="table-row">
      <style:table-row-properties style:row-height="0.2382in" fo:break-before="auto" style:use-optimal-row-height="false"/>
    </style:style>
    <style:style style:name="ro68" style:family="table-row">
      <style:table-row-properties style:row-height="0.2591in" fo:break-before="auto" style:use-optimal-row-height="false"/>
    </style:style>
    <style:style style:name="ro69" style:family="table-row">
      <style:table-row-properties style:row-height="0.3626in" fo:break-before="auto" style:use-optimal-row-height="false"/>
    </style:style>
    <style:style style:name="ro70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14" style:family="table-cell" style:parent-style-name="Default">
      <style:text-properties style:font-name="Arial" fo:font-size="10pt"/>
    </style:style>
    <style:style style:name="ce11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wrap-option="wrap" fo:border="0.0008in solid #000000" style:vertical-align="top"/>
    </style:style>
    <style:style style:name="ce118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2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2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30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2" style:family="table-cell" style:parent-style-name="Default">
      <style:table-cell-properties fo:wrap-option="wrap"/>
      <style:text-properties style:font-name="Arial" fo:font-size="10pt"/>
    </style:style>
    <style:style style:name="ce133" style:family="table-cell" style:parent-style-name="Default">
      <style:table-cell-properties fo:wrap-option="wrap" style:vertical-align="top"/>
    </style:style>
    <style:style style:name="ce143" style:family="table-cell" style:parent-style-name="Default">
      <style:table-cell-properties fo:wrap-option="wrap" style:vertical-align="top"/>
      <style:text-properties style:font-name="Arial" fo:font-size="10pt"/>
    </style:style>
    <style:style style:name="ce1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2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7" style:family="table-cell" style:parent-style-name="Default">
      <style:text-properties style:use-window-font-color="true" style:font-name="Arial" fo:font-size="10pt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8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3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6" style:family="table-cell" style:parent-style-name="Default">
      <style:text-properties fo:font-weight="bold" style:font-weight-asian="bold" style:font-weight-complex="bold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1"/>
    </style:style>
    <style:style style:name="ce14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ext-properties style:font-name="Arial" fo:font-size="10pt" fo:font-weight="normal"/>
    </style:style>
    <style:style style:name="ce7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0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105" style:family="table-cell" style:parent-style-name="Default">
      <style:text-properties style:font-name="Arial" fo:font-weight="bold"/>
    </style:style>
    <style:style style:name="ce106" style:family="table-cell" style:parent-style-name="Default">
      <style:text-properties fo:font-weight="bold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1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11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1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12" style:family="table-cell" style:parent-style-name="Default">
      <style:table-cell-properties fo:background-color="transparent"/>
      <style:text-properties style:font-name="Arial"/>
    </style:style>
    <style:style style:name="ce113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15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160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16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62" style:family="table-cell" style:parent-style-name="Default">
      <style:text-properties fo:font-weight="bold" style:font-name-asian="Tahoma1" style:font-weight-asian="bold" style:font-weight-complex="bold"/>
    </style:style>
    <style:style style:name="ce1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65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67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6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17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7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173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74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75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76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7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78" style:family="table-cell" style:parent-style-name="Default">
      <style:text-properties style:font-name="Arial" fo:font-weight="bold" style:font-name-asian="Tahoma1"/>
    </style:style>
    <style:style style:name="ce179" style:family="table-cell" style:parent-style-name="Default">
      <style:text-properties style:font-name="Arial" fo:font-weight="bold" style:font-weight-asian="bold" style:font-weight-complex="bold"/>
    </style:style>
    <style:style style:name="ce180" style:family="table-cell" style:parent-style-name="Default">
      <style:text-properties style:font-name="Arial"/>
    </style:style>
    <style:style style:name="ce18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3" style:family="table-cell" style:parent-style-name="Default">
      <style:table-cell-properties fo:border="0.0008in solid #000000"/>
      <style:text-properties style:font-name="Arial"/>
    </style:style>
    <style:style style:name="ce184" style:family="table-cell" style:parent-style-name="Default">
      <style:table-cell-properties fo:border="0.0008in solid #000000"/>
      <style:text-properties style:font-name="Arial" fo:font-weight="bold"/>
    </style:style>
    <style:style style:name="ce185" style:family="table-cell" style:parent-style-name="Default">
      <style:table-cell-properties fo:border="0.0008in solid #000000"/>
      <style:text-properties style:font-name="Arial" fo:font-weight="normal"/>
    </style:style>
    <style:style style:name="ce186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18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188" style:family="table-cell" style:parent-style-name="Default">
      <style:table-cell-properties fo:border="0.0008in solid #000000"/>
    </style:style>
    <style:style style:name="ce189" style:family="table-cell" style:parent-style-name="Default">
      <style:table-cell-properties fo:wrap-option="wrap" fo:border="0.0008in solid #000000"/>
      <style:text-properties style:font-name="Arial"/>
    </style:style>
    <style:style style:name="ce190" style:family="table-cell" style:parent-style-name="Default">
      <style:table-cell-properties fo:wrap-option="wrap"/>
    </style:style>
    <style:style style:name="ce191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000000" fo:font-size="9pt" style:font-name-asian="ＭＳ Ｐゴシック" style:font-size-asian="9pt" style:font-name-complex="Arial2" style:font-size-complex="9pt"/>
    </style:style>
    <style:style style:name="T4" style:family="text">
      <style:text-properties fo:font-weight="normal"/>
    </style:style>
    <style:style style:name="T5" style:family="text"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T6" style:family="text">
      <style:text-properties fo:color="#000000" fo:font-size="9pt" fo:font-weight="bold" style:font-name-asian="ＭＳ Ｐゴシック" style:font-size-asian="9pt" style:font-name-complex="Arial2" style:font-size-complex="9pt"/>
    </style:style>
    <style:style style:name="T7" style:family="text">
      <style:text-properties fo:font-weight="bold"/>
    </style:style>
    <style:style style:name="T8" style:family="text">
      <style:text-properties fo:font-size="10pt" style:font-name-asian="Lucida Sans Unicode" style:font-size-asian="10pt" style:font-name-complex="Tahoma2" style:font-size-complex="10pt"/>
    </style:style>
    <style:style style:name="T9" style:family="text">
      <style:text-properties fo:font-size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5" table:default-cell-style-name="ce52"/>
        <table:table-column table:style-name="co16" table:default-cell-style-name="Default"/>
        <table:table-column table:style-name="co17" table:default-cell-style-name="Default"/>
        <table:table-column table:style-name="co30" table:default-cell-style-name="ce52"/>
        <table:table-column table:style-name="co31" table:default-cell-style-name="ce89"/>
        <table:table-column table:style-name="co32" table:default-cell-style-name="ce52"/>
        <table:table-column table:style-name="co33" table:default-cell-style-name="ce52"/>
        <table:table-column table:style-name="co15" table:number-columns-repeated="248" table:default-cell-style-name="ce52"/>
        <table:table-column table:style-name="co15" table:default-cell-style-name="Default"/>
        <table:table-row table:style-name="ro58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8" table:number-columns-repeated="2"/>
          <table:table-cell/>
          <table:table-cell table:style-name="ce52" table:number-columns-spanned="3" table:number-rows-spanned="1"/>
          <table:covered-table-cell table:number-columns-repeated="2"/>
          <table:table-cell table:number-columns-repeated="249"/>
        </table:table-row>
        <table:table-row table:style-name="ro58" table:number-rows-repeated="3">
          <table:table-cell table:style-name="ce53"/>
          <table:table-cell table:number-columns-repeated="2"/>
          <table:table-cell table:style-name="ce53" table:number-columns-repeated="3"/>
          <table:table-cell table:number-columns-repeated="250"/>
        </table:table-row>
        <table:table-row table:style-name="ro59">
          <table:table-cell table:style-name="ce53"/>
          <table:table-cell table:number-columns-repeated="2"/>
          <table:table-cell table:style-name="ce53" table:number-columns-repeated="3"/>
          <table:table-cell table:number-columns-repeated="250"/>
        </table:table-row>
        <table:table-row table:style-name="ro60">
          <table:table-cell table:style-name="ce53"/>
          <table:table-cell table:style-name="ce59" office:value-type="string">
            <text:p>CS SNIFF TEST </text:p>
          </table:table-cell>
          <table:table-cell table:style-name="ce53" table:number-columns-repeated="4"/>
          <table:table-cell table:number-columns-repeated="250"/>
        </table:table-row>
        <table:table-row table:style-name="ro58">
          <table:table-cell table:style-name="ce53"/>
          <table:table-cell table:style-name="ce60" office:value-type="string">
            <text:p>Version:</text:p>
          </table:table-cell>
          <table:table-cell table:style-name="ce68" office:value-type="float" office:value="1.1">
            <text:p>1.1</text:p>
          </table:table-cell>
          <table:table-cell table:style-name="ce80"/>
          <table:table-cell table:style-name="ce53" table:number-columns-repeated="2"/>
          <table:table-cell table:number-columns-repeated="250"/>
        </table:table-row>
        <table:table-row table:style-name="ro58">
          <table:table-cell table:style-name="ce53"/>
          <table:table-cell table:style-name="ce60" office:value-type="string">
            <text:p>Issue date:</text:p>
          </table:table-cell>
          <table:table-cell table:style-name="ce69"/>
          <table:table-cell table:style-name="ce80"/>
          <table:table-cell table:style-name="ce53" table:number-columns-repeated="2"/>
          <table:table-cell table:number-columns-repeated="250"/>
        </table:table-row>
        <table:table-row table:style-name="ro58">
          <table:table-cell table:style-name="ce53"/>
          <table:table-cell table:style-name="ce60" office:value-type="string">
            <text:p>Project Suite:</text:p>
          </table:table-cell>
          <table:table-cell table:style-name="ce70" office:value-type="string">
            <text:p>Collaboration Suites</text:p>
          </table:table-cell>
          <table:table-cell table:style-name="ce80"/>
          <table:table-cell table:style-name="ce53" table:number-columns-repeated="2"/>
          <table:table-cell table:number-columns-repeated="250"/>
        </table:table-row>
        <table:table-row table:style-name="ro58">
          <table:table-cell table:style-name="ce53"/>
          <table:table-cell table:style-name="ce60" office:value-type="string">
            <text:p>Project Name:</text:p>
          </table:table-cell>
          <table:table-cell table:style-name="ce71" office:value-type="string">
            <text:p>CS</text:p>
          </table:table-cell>
          <table:table-cell table:style-name="ce80"/>
          <table:table-cell table:style-name="ce53" table:number-columns-repeated="2"/>
          <table:table-cell table:number-columns-repeated="250"/>
        </table:table-row>
        <table:table-row table:style-name="ro58">
          <table:table-cell table:style-name="ce53"/>
          <table:table-cell table:style-name="ce60" office:value-type="string">
            <text:p>Total Cases:</text:p>
          </table:table-cell>
          <table:table-cell table:style-name="ce72" table:formula="of:=SUM([SniffTest.C4:SniffTest.C4])" office:value-type="float" office:value="68">
            <text:p>68</text:p>
          </table:table-cell>
          <table:table-cell table:style-name="ce81"/>
          <table:table-cell table:style-name="ce53" table:number-columns-repeated="2"/>
          <table:table-cell table:number-columns-repeated="250"/>
        </table:table-row>
        <table:table-row table:style-name="ro58" table:number-rows-repeated="3">
          <table:table-cell table:style-name="ce53"/>
          <table:table-cell table:style-name="ce61"/>
          <table:table-cell table:style-name="ce73"/>
          <table:table-cell table:style-name="ce82"/>
          <table:table-cell table:style-name="ce53" table:number-columns-repeated="2"/>
          <table:table-cell table:number-columns-repeated="250"/>
        </table:table-row>
        <table:table-row table:style-name="ro58">
          <table:table-cell/>
          <table:table-cell table:style-name="ce61"/>
          <table:table-cell table:style-name="ce73"/>
          <table:table-cell table:style-name="Default" table:number-columns-repeated="4"/>
          <table:table-cell table:number-columns-repeated="249"/>
        </table:table-row>
        <table:table-row table:style-name="ro58" table:number-rows-repeated="3">
          <table:table-cell table:style-name="ce54"/>
          <table:table-cell table:number-columns-repeated="2"/>
          <table:table-cell table:style-name="Default" table:number-columns-repeated="4"/>
          <table:table-cell table:style-name="ce54" table:number-columns-repeated="248"/>
          <table:table-cell/>
        </table:table-row>
        <table:table-row table:style-name="ro61">
          <table:table-cell table:style-name="ce57"/>
          <table:table-cell table:style-name="ce62" office:value-type="string">
            <text:p>Record of change:</text:p>
          </table:table-cell>
          <table:table-cell table:style-name="ce52"/>
          <table:table-cell/>
          <table:table-cell table:style-name="ce52"/>
          <table:table-cell table:number-columns-repeated="2"/>
          <table:table-cell table:style-name="ce57" table:number-columns-repeated="248"/>
          <table:table-cell/>
        </table:table-row>
        <table:table-row table:style-name="ro62">
          <table:table-cell table:style-name="ce57"/>
          <table:table-cell table:style-name="ce63" office:value-type="string">
            <text:p>Effective Date</text:p>
          </table:table-cell>
          <table:table-cell table:style-name="ce74" office:value-type="string">
            <text:p>Version</text:p>
          </table:table-cell>
          <table:table-cell table:style-name="ce74" office:value-type="string">
            <text:p>Change description</text:p>
          </table:table-cell>
          <table:table-cell table:style-name="ce74" office:value-type="string">
            <text:p>Originator</text:p>
          </table:table-cell>
          <table:table-cell table:style-name="ce91" office:value-type="string">
            <text:p>Reviewer/</text:p>
            <text:p>Approver</text:p>
          </table:table-cell>
          <table:table-cell table:style-name="ce93" office:value-type="string">
            <text:p>Reference</text:p>
          </table:table-cell>
          <table:table-cell table:style-name="ce57" table:number-columns-repeated="248"/>
          <table:table-cell/>
        </table:table-row>
        <table:table-row table:style-name="ro58">
          <table:table-cell table:style-name="ce57"/>
          <table:table-cell table:style-name="ce64" office:value-type="date" office:date-value="2010-08-12">
            <text:p>12-Aug-2010</text:p>
          </table:table-cell>
          <table:table-cell table:style-name="ce75" office:value-type="string">
            <text:p>1.0</text:p>
          </table:table-cell>
          <table:table-cell table:style-name="ce83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89"/>
          <table:table-cell table:style-name="ce94"/>
          <table:table-cell table:style-name="ce54"/>
          <table:table-cell table:style-name="ce57" table:number-columns-repeated="247"/>
          <table:table-cell/>
        </table:table-row>
        <table:table-row table:style-name="ro58">
          <table:table-cell table:style-name="ce54"/>
          <table:table-cell table:style-name="ce64" office:value-type="date" office:date-value="2010-12-27">
            <text:p>27-Dec-2010</text:p>
          </table:table-cell>
          <table:table-cell table:style-name="ce75" office:value-type="string">
            <text:p>1.1</text:p>
          </table:table-cell>
          <table:table-cell table:style-name="ce85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89"/>
          <table:table-cell table:style-name="ce94"/>
          <table:table-cell table:style-name="ce54" table:number-columns-repeated="248"/>
          <table:table-cell/>
        </table:table-row>
        <table:table-row table:style-name="ro58">
          <table:table-cell table:style-name="ce54"/>
          <table:table-cell table:style-name="ce65"/>
          <table:table-cell table:style-name="ce75"/>
          <table:table-cell table:style-name="ce85"/>
          <table:table-cell/>
          <table:table-cell table:style-name="ce89"/>
          <table:table-cell table:style-name="ce95"/>
          <table:table-cell table:style-name="ce54" table:number-columns-repeated="248"/>
          <table:table-cell/>
        </table:table-row>
        <table:table-row table:style-name="ro58">
          <table:table-cell table:style-name="ce54"/>
          <table:table-cell table:style-name="ce65"/>
          <table:table-cell table:style-name="ce75"/>
          <table:table-cell table:style-name="ce86"/>
          <table:table-cell/>
          <table:table-cell table:style-name="ce89"/>
          <table:table-cell table:style-name="ce95"/>
          <table:table-cell table:style-name="ce54" table:number-columns-repeated="248"/>
          <table:table-cell/>
        </table:table-row>
        <table:table-row table:style-name="ro58">
          <table:table-cell table:style-name="ce54"/>
          <table:table-cell table:style-name="ce65"/>
          <table:table-cell table:style-name="ce75"/>
          <table:table-cell table:style-name="ce85"/>
          <table:table-cell/>
          <table:table-cell table:style-name="ce89"/>
          <table:table-cell table:style-name="ce95"/>
          <table:table-cell table:style-name="ce54" table:number-columns-repeated="248"/>
          <table:table-cell/>
        </table:table-row>
        <table:table-row table:style-name="ro58">
          <table:table-cell table:style-name="ce54"/>
          <table:table-cell table:style-name="ce65"/>
          <table:table-cell table:style-name="ce75"/>
          <table:table-cell table:style-name="ce86"/>
          <table:table-cell/>
          <table:table-cell table:style-name="ce89"/>
          <table:table-cell table:style-name="ce96"/>
          <table:table-cell table:style-name="ce54" table:number-columns-repeated="248"/>
          <table:table-cell/>
        </table:table-row>
        <table:table-row table:style-name="ro58">
          <table:table-cell table:style-name="ce54"/>
          <table:table-cell table:style-name="ce65"/>
          <table:table-cell table:style-name="ce75"/>
          <table:table-cell table:style-name="ce86"/>
          <table:table-cell/>
          <table:table-cell table:style-name="ce89"/>
          <table:table-cell table:style-name="ce95"/>
          <table:table-cell table:style-name="ce54" table:number-columns-repeated="248"/>
          <table:table-cell/>
        </table:table-row>
        <table:table-row table:style-name="ro58">
          <table:table-cell table:style-name="ce54"/>
          <table:table-cell table:style-name="ce65"/>
          <table:table-cell table:style-name="ce76"/>
          <table:table-cell table:style-name="ce86"/>
          <table:table-cell/>
          <table:table-cell table:style-name="ce89"/>
          <table:table-cell table:style-name="ce95"/>
          <table:table-cell table:style-name="ce54" table:number-columns-repeated="248"/>
          <table:table-cell/>
        </table:table-row>
        <table:table-row table:style-name="ro58">
          <table:table-cell table:style-name="ce54"/>
          <table:table-cell table:style-name="ce65"/>
          <table:table-cell table:style-name="ce76"/>
          <table:table-cell table:style-name="ce86"/>
          <table:table-cell/>
          <table:table-cell table:style-name="ce89"/>
          <table:table-cell table:style-name="ce95"/>
          <table:table-cell/>
          <table:table-cell table:style-name="ce54" table:number-columns-repeated="247"/>
          <table:table-cell/>
        </table:table-row>
        <table:table-row table:style-name="ro58">
          <table:table-cell/>
          <table:table-cell table:style-name="ce65"/>
          <table:table-cell table:style-name="ce77"/>
          <table:table-cell table:style-name="ce87"/>
          <table:table-cell/>
          <table:table-cell table:style-name="ce89"/>
          <table:table-cell table:style-name="ce95"/>
          <table:table-cell table:number-columns-repeated="249"/>
        </table:table-row>
        <table:table-row table:style-name="ro58">
          <table:table-cell/>
          <table:table-cell table:style-name="ce65"/>
          <table:table-cell table:style-name="ce78"/>
          <table:table-cell table:style-name="ce75"/>
          <table:table-cell/>
          <table:table-cell table:style-name="ce90"/>
          <table:table-cell table:style-name="ce95"/>
          <table:table-cell table:number-columns-repeated="249"/>
        </table:table-row>
        <table:table-row table:style-name="ro58">
          <table:table-cell/>
          <table:table-cell table:style-name="ce65"/>
          <table:table-cell table:style-name="ce77"/>
          <table:table-cell table:style-name="ce87"/>
          <table:table-cell/>
          <table:table-cell table:style-name="ce90"/>
          <table:table-cell table:style-name="ce95"/>
          <table:table-cell table:number-columns-repeated="249"/>
        </table:table-row>
        <table:table-row table:style-name="ro58">
          <table:table-cell/>
          <table:table-cell table:style-name="ce66"/>
          <table:table-cell table:style-name="ce77"/>
          <table:table-cell table:style-name="ce88"/>
          <table:table-cell/>
          <table:table-cell table:style-name="ce92"/>
          <table:table-cell table:style-name="ce97"/>
          <table:table-cell table:number-columns-repeated="249"/>
        </table:table-row>
        <table:table-row table:style-name="ro58">
          <table:table-cell/>
          <table:table-cell table:style-name="ce66"/>
          <table:table-cell table:style-name="ce77"/>
          <table:table-cell table:style-name="ce89"/>
          <table:table-cell/>
          <table:table-cell table:style-name="ce89" table:number-columns-repeated="2"/>
          <table:table-cell table:number-columns-repeated="249"/>
        </table:table-row>
        <table:table-row table:style-name="ro58">
          <table:table-cell/>
          <table:table-cell table:style-name="ce66"/>
          <table:table-cell table:style-name="ce77"/>
          <table:table-cell table:style-name="ce89"/>
          <table:table-cell/>
          <table:table-cell table:style-name="ce89" table:number-columns-repeated="2"/>
          <table:table-cell table:style-name="Default"/>
          <table:table-cell table:number-columns-repeated="248"/>
        </table:table-row>
        <table:table-row table:style-name="ro58">
          <table:table-cell/>
          <table:table-cell table:style-name="ce67"/>
          <table:table-cell table:style-name="ce79"/>
          <table:table-cell table:style-name="ce90"/>
          <table:table-cell table:style-name="ce79"/>
          <table:table-cell table:style-name="ce90" table:number-columns-repeated="2"/>
          <table:table-cell table:number-columns-repeated="249"/>
        </table:table-row>
        <table:table-row table:style-name="ro58" table:number-rows-repeated="2">
          <table:table-cell/>
          <table:table-cell table:style-name="ce52" table:number-columns-repeated="2"/>
          <table:table-cell/>
          <table:table-cell table:style-name="ce52"/>
          <table:table-cell table:number-columns-repeated="251"/>
        </table:table-row>
        <table:table-row table:style-name="ro58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58" table:number-rows-repeated="10">
          <table:table-cell/>
          <table:table-cell table:style-name="ce52" table:number-columns-repeated="2"/>
          <table:table-cell/>
          <table:table-cell table:style-name="ce52"/>
          <table:table-cell table:number-columns-repeated="251"/>
        </table:table-row>
        <table:table-row table:style-name="ro58">
          <table:table-cell/>
          <table:table-cell table:style-name="ce52" table:number-columns-repeated="2"/>
          <table:table-cell/>
          <table:table-cell table:style-name="ce52"/>
          <table:table-cell table:number-columns-repeated="251"/>
        </table:table-row>
      </table:table>
      <table:table table:name="Check_List" table:style-name="ta1" table:print="false">
        <table:table-column table:style-name="co34" table:default-cell-style-name="ce100"/>
        <table:table-column table:style-name="co35" table:default-cell-style-name="ce102"/>
        <table:table-column table:style-name="co8" table:number-columns-repeated="2" table:default-cell-style-name="ce183"/>
        <table:table-column table:style-name="co36" table:default-cell-style-name="Default"/>
        <table:table-column table:style-name="co8" table:number-columns-repeated="250" table:default-cell-style-name="Default"/>
        <table:table-row table:style-name="ro63">
          <table:table-cell table:style-name="ce98" office:value-type="string" table:number-columns-spanned="2" table:number-rows-spanned="1">
            <text:p>SniffTest Check List</text:p>
            <text:p><text:span text:style-name="T9">Based on Product version:</text:span></text:p>
          </table:table-cell>
          <table:covered-table-cell table:style-name="ce107"/>
          <table:table-cell table:style-name="ce181"/>
          <table:table-cell table:style-name="ce181" office:value-type="string">
            <text:p>Affect</text:p>
          </table:table-cell>
          <table:table-cell table:number-columns-repeated="251"/>
        </table:table-row>
        <table:table-row table:style-name="ro64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182" office:value-type="string">
            <text:p>Priority</text:p>
          </table:table-cell>
          <table:table-cell table:style-name="ce182" office:value-type="string">
            <text:p>Affect</text:p>
          </table:table-cell>
          <table:table-cell table:number-columns-repeated="251"/>
        </table:table-row>
        <table:table-row table:style-name="ro9">
          <table:table-cell table:style-name="ce99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88"/>
          <table:table-cell table:number-columns-repeated="251"/>
        </table:table-row>
        <table:table-row table:style-name="ro10">
          <table:table-cell table:style-name="ce47" office:value-type="string">
            <text:p>SNF_CS_01</text:p>
          </table:table-cell>
          <table:table-cell table:style-name="ce55" office:value-type="string">
            <text:p>Manage Group (Add/Edit/Delete)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2</text:p>
          </table:table-cell>
          <table:table-cell table:style-name="ce55" office:value-type="string">
            <text:p>Manage Personal Calendar(Add/Edit/Delete)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3</text:p>
          </table:table-cell>
          <table:table-cell table:style-name="ce55" office:value-type="string">
            <text:p>Manage Public Calendar(Add/Edit/Delete)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4</text:p>
          </table:table-cell>
          <table:table-cell table:style-name="ce55" office:value-type="string">
            <text:p>Share calendar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5</text:p>
          </table:table-cell>
          <table:table-cell table:style-name="ce55" office:value-type="string">
            <text:p>Manage Categories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6</text:p>
          </table:table-cell>
          <table:table-cell table:style-name="ce55" office:value-type="string">
            <text:p>Manage Event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7</text:p>
          </table:table-cell>
          <table:table-cell table:style-name="ce55" office:value-type="string">
            <text:p>Manage Task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8</text:p>
          </table:table-cell>
          <table:table-cell table:style-name="ce55" office:value-type="string">
            <text:p>Check highlight mini calenda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9</text:p>
          </table:table-cell>
          <table:table-cell table:style-name="ce55" office:value-type="string">
            <text:p>Check pop-up reminde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0</text:p>
          </table:table-cell>
          <table:table-cell table:style-name="ce55" office:value-type="string">
            <text:p>Check email reminde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1</text:p>
          </table:table-cell>
          <table:table-cell table:style-name="ce55" office:value-type="string">
            <text:p>Add events for shared calenda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2</text:p>
          </table:table-cell>
          <table:table-cell table:style-name="ce55" office:value-type="string">
            <text:p>Add tasks for shared calenda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3</text:p>
          </table:table-cell>
          <table:table-cell table:style-name="ce55" office:value-type="string">
            <text:p>Add events for public calenda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4</text:p>
          </table:table-cell>
          <table:table-cell table:style-name="ce55" office:value-type="string">
            <text:p>Add tasks for public calenda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5</text:p>
          </table:table-cell>
          <table:table-cell table:style-name="ce55" office:value-type="string">
            <text:p>Check displaying added task/event in all views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6</text:p>
          </table:table-cell>
          <table:table-cell table:style-name="ce55" office:value-type="string">
            <text:p>Drag-drop task/even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7</text:p>
          </table:table-cell>
          <table:table-cell table:style-name="ce55" office:value-type="string">
            <text:p>Re-size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8</text:p>
          </table:table-cell>
          <table:table-cell table:style-name="ce56" office:value-type="string">
            <text:p>View task/even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9</text:p>
          </table:table-cell>
          <table:table-cell table:style-name="ce55" office:value-type="string">
            <text:p>Import calendar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0</text:p>
          </table:table-cell>
          <table:table-cell table:style-name="ce55" office:value-type="string">
            <text:p>Export calenda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1</text:p>
          </table:table-cell>
          <table:table-cell table:style-name="ce55" office:value-type="string">
            <text:p>Quick search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2</text:p>
          </table:table-cell>
          <table:table-cell table:style-name="ce55" office:value-type="string">
            <text:p>Advanced search(simple case)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3</text:p>
          </table:table-cell>
          <table:table-cell table:style-name="ce55" office:value-type="string">
            <text:p>Manage Mail Account(Add/Edit/Delete)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65">
          <table:table-cell table:style-name="ce47" office:value-type="string">
            <text:p>SNF_CS_24</text:p>
          </table:table-cell>
          <table:table-cell table:style-name="ce55" office:value-type="string">
            <text:p>Check mail</text:p>
            <text:p/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5</text:p>
          </table:table-cell>
          <table:table-cell table:style-name="ce55" office:value-type="string">
            <text:p>Compose mail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6</text:p>
          </table:table-cell>
          <table:table-cell table:style-name="ce55" office:value-type="string">
            <text:p>Draft mail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7</text:p>
          </table:table-cell>
          <table:table-cell table:style-name="ce55" office:value-type="string">
            <text:p>Reply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8</text:p>
          </table:table-cell>
          <table:table-cell table:style-name="ce55" office:value-type="string">
            <text:p>Forward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9</text:p>
          </table:table-cell>
          <table:table-cell table:style-name="ce55" office:value-type="string">
            <text:p>Attachmen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0</text:p>
          </table:table-cell>
          <table:table-cell table:style-name="ce55" office:value-type="string">
            <text:p>Drag-drop mail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1</text:p>
          </table:table-cell>
          <table:table-cell table:style-name="ce55" office:value-type="string">
            <text:p>Manage a message in right click menu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2</text:p>
          </table:table-cell>
          <table:table-cell table:style-name="ce55" office:value-type="string">
            <text:p>Manage a folder(Add/Edit/Delete)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3</text:p>
          </table:table-cell>
          <table:table-cell table:style-name="ce55" office:value-type="string">
            <text:p>Manage a tag(Add/Edit/Delete)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4</text:p>
          </table:table-cell>
          <table:table-cell table:style-name="ce55" office:value-type="string">
            <text:p>More Actions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5</text:p>
          </table:table-cell>
          <table:table-cell table:style-name="ce55" office:value-type="string">
            <text:p>Filter messages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6</text:p>
          </table:table-cell>
          <table:table-cell table:style-name="ce55" office:value-type="string">
            <text:p>Mange Filters(Add/Edit/Delete)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7</text:p>
          </table:table-cell>
          <table:table-cell table:style-name="ce55" office:value-type="string">
            <text:p>Quick search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8</text:p>
          </table:table-cell>
          <table:table-cell table:style-name="ce55" office:value-type="string">
            <text:p>Advanced search 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9</text:p>
          </table:table-cell>
          <table:table-cell table:style-name="ce55" office:value-type="string">
            <text:p>Add event in Mail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0</text:p>
          </table:table-cell>
          <table:table-cell table:style-name="ce55" office:value-type="string">
            <text:p>Manage Contact in Mail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66">
          <table:table-cell table:style-name="ce47" office:value-type="string">
            <text:p>SNF_CS_41</text:p>
          </table:table-cell>
          <table:table-cell table:style-name="ce55" office:value-type="string">
            <text:p>Manage Address book</text:p>
            <text:p/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2</text:p>
          </table:table-cell>
          <table:table-cell table:style-name="ce55" office:value-type="string">
            <text:p>Share address book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3</text:p>
          </table:table-cell>
          <table:table-cell table:style-name="ce55" office:value-type="string">
            <text:p>Manage Contact(Add/Edit/Delete/Move)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4</text:p>
          </table:table-cell>
          <table:table-cell table:style-name="ce55" office:value-type="string">
            <text:p>Print contac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5</text:p>
          </table:table-cell>
          <table:table-cell table:style-name="ce55" office:value-type="string">
            <text:p>Copy/Paste Contac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6</text:p>
          </table:table-cell>
          <table:table-cell table:style-name="ce55" office:value-type="string">
            <text:p>Share contac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7</text:p>
          </table:table-cell>
          <table:table-cell table:style-name="ce55" office:value-type="string">
            <text:p>Switch views 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8</text:p>
          </table:table-cell>
          <table:table-cell table:style-name="ce55" office:value-type="string">
            <text:p>Tag on specific contac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9</text:p>
          </table:table-cell>
          <table:table-cell table:style-name="ce55" office:value-type="string">
            <text:p>Send Email contac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50</text:p>
          </table:table-cell>
          <table:table-cell table:style-name="ce55" office:value-type="string">
            <text:p>Import Address book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51</text:p>
          </table:table-cell>
          <table:table-cell table:style-name="ce55" office:value-type="string">
            <text:p>Export Address book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52</text:p>
          </table:table-cell>
          <table:table-cell table:style-name="ce55" office:value-type="string">
            <text:p>Quick search 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67">
          <table:table-cell table:style-name="ce47" office:value-type="string">
            <text:p>SNF_CS_53</text:p>
          </table:table-cell>
          <table:table-cell table:style-name="ce55" office:value-type="string">
            <text:p>Advanced search(simple case)</text:p>
          </table:table-cell>
          <table:table-cell table:style-name="ce104" office:value-type="string">
            <text:p>High</text:p>
          </table:table-cell>
          <table:table-cell table:style-name="ce189"/>
          <table:table-cell table:style-name="ce190" table:number-columns-repeated="251"/>
        </table:table-row>
        <table:table-row table:style-name="ro9">
          <table:table-cell table:style-name="ce47" office:value-type="string">
            <text:p>SNF_CS_54</text:p>
          </table:table-cell>
          <table:table-cell table:style-name="ce55" office:value-type="string">
            <text:p>Create new room</text:p>
          </table:table-cell>
          <table:table-cell table:style-name="ce104" office:value-type="string">
            <text:p>High</text:p>
          </table:table-cell>
          <table:table-cell table:style-name="ce189"/>
          <table:table-cell table:style-name="ce190" table:number-columns-repeated="251"/>
        </table:table-row>
        <table:table-row table:style-name="ro68">
          <table:table-cell table:style-name="ce47" office:value-type="string">
            <text:p>SNF_CS_55</text:p>
          </table:table-cell>
          <table:table-cell table:style-name="ce55" office:value-type="string">
            <text:p>Invite</text:p>
          </table:table-cell>
          <table:table-cell table:style-name="ce104" office:value-type="string">
            <text:p>High</text:p>
          </table:table-cell>
          <table:table-cell table:style-name="ce189"/>
          <table:table-cell table:style-name="ce190" table:number-columns-repeated="251"/>
        </table:table-row>
        <table:table-row table:style-name="ro69">
          <table:table-cell table:style-name="ce47" office:value-type="string">
            <text:p>SNF_CS_56</text:p>
          </table:table-cell>
          <table:table-cell table:style-name="ce55" office:value-type="string">
            <text:p>Configure</text:p>
          </table:table-cell>
          <table:table-cell table:style-name="ce104" office:value-type="string">
            <text:p>High</text:p>
          </table:table-cell>
          <table:table-cell table:style-name="ce101"/>
          <table:table-cell table:number-columns-repeated="251"/>
        </table:table-row>
        <table:table-row table:style-name="ro10">
          <table:table-cell table:style-name="ce47" office:value-type="string">
            <text:p>SNF_CS_57</text:p>
          </table:table-cell>
          <table:table-cell table:style-name="ce55" office:value-type="string">
            <text:p>Send message in chat room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58</text:p>
          </table:table-cell>
          <table:table-cell table:style-name="ce55" office:value-type="string">
            <text:p>Leave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59</text:p>
          </table:table-cell>
          <table:table-cell table:style-name="ce55" office:value-type="string">
            <text:p>Join room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0</text:p>
          </table:table-cell>
          <table:table-cell table:style-name="ce55" office:value-type="string">
            <text:p>Show sent messages in period of time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1</text:p>
          </table:table-cell>
          <table:table-cell table:style-name="ce55" office:value-type="string">
            <text:p>Add contac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2</text:p>
          </table:table-cell>
          <table:table-cell table:style-name="ce55" office:value-type="string">
            <text:p>Add private cha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3</text:p>
          </table:table-cell>
          <table:table-cell table:style-name="ce55" office:value-type="string">
            <text:p>Send message in private cha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4</text:p>
          </table:table-cell>
          <table:table-cell table:style-name="ce55" office:value-type="string">
            <text:p>Send file in private chat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5</text:p>
          </table:table-cell>
          <table:table-cell table:style-name="ce55" office:value-type="string">
            <text:p>Export private chat history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6</text:p>
          </table:table-cell>
          <table:table-cell table:style-name="ce55" office:value-type="string">
            <text:p>Remove contact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7</text:p>
          </table:table-cell>
          <table:table-cell table:style-name="ce55" office:value-type="string">
            <text:p>Show sent messages in period of time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8</text:p>
          </table:table-cell>
          <table:table-cell table:style-name="ce55" office:value-type="string">
            <text:p>User status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 table:number-rows-repeated="4">
          <table:table-cell table:number-columns-repeated="255"/>
        </table:table-row>
        <table:table-row table:style-name="ro10">
          <table:table-cell/>
          <table:table-cell table:style-name="ce108"/>
          <table:table-cell table:number-columns-repeated="253"/>
        </table:table-row>
        <table:table-row table:style-name="ro10">
          <table:table-cell table:number-columns-repeated="2"/>
          <table:table-cell table:style-name="ce184"/>
          <table:table-cell table:number-columns-repeated="252"/>
        </table:table-row>
        <table:table-row table:style-name="ro10">
          <table:table-cell/>
          <table:table-cell table:style-name="ce108"/>
          <table:table-cell table:number-columns-repeated="253"/>
        </table:table-row>
        <table:table-row table:style-name="ro10" table:number-rows-repeated="2">
          <table:table-cell table:number-columns-repeated="255"/>
        </table:table-row>
        <table:table-row table:style-name="ro10">
          <table:table-cell table:number-columns-repeated="2"/>
          <table:table-cell table:style-name="ce184"/>
          <table:table-cell table:number-columns-repeated="252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"/>
          <table:table-cell table:style-name="ce184"/>
          <table:table-cell table:number-columns-repeated="252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"/>
          <table:table-cell table:style-name="ce184"/>
          <table:table-cell table:number-columns-repeated="252"/>
        </table:table-row>
        <table:table-row table:style-name="ro10" table:number-rows-repeated="2">
          <table:table-cell table:number-columns-repeated="255"/>
        </table:table-row>
        <table:table-row table:style-name="ro10">
          <table:table-cell/>
          <table:table-cell table:style-name="ce109"/>
          <table:table-cell table:number-columns-repeated="253"/>
        </table:table-row>
        <table:table-row table:style-name="ro10">
          <table:table-cell table:number-columns-repeated="2"/>
          <table:table-cell table:style-name="ce184"/>
          <table:table-cell table:number-columns-repeated="252"/>
        </table:table-row>
        <table:table-row table:style-name="ro10" table:number-rows-repeated="2">
          <table:table-cell table:number-columns-repeated="255"/>
        </table:table-row>
        <table:table-row table:style-name="ro10">
          <table:table-cell/>
          <table:table-cell>
            <draw:frame table:end-cell-address="Check_List.B93" table:end-x="0.6236in" table:end-y="0.0441in" draw:z-index="0" draw:name="http://jira.exoplatform.org/images/icons/link_out_bot.gif" draw:style-name="gr1" draw:text-style-name="P1" svg:width="0.622in" svg:height="0.0516in" svg:x="0.0016in" svg:y="0.1697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0.4992in" table:end-y="0.0425in" draw:z-index="1" draw:name="http://jira.exoplatform.org/images/icons/link_out_bot.gif" draw:style-name="gr1" draw:text-style-name="P1" svg:width="0.5165in" svg:height="0.05in" svg:x="5.1087in" svg:y="0.169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0" table:number-rows-repeated="3">
          <table:table-cell table:number-columns-repeated="255"/>
        </table:table-row>
        <table:table-row table:style-name="ro10">
          <table:table-cell/>
          <table:table-cell table:style-name="ce110"/>
          <table:table-cell table:number-columns-repeated="253"/>
        </table:table-row>
        <table:table-row table:style-name="ro10">
          <table:table-cell table:number-columns-repeated="255"/>
        </table:table-row>
        <table:table-row table:style-name="ro10" table:number-rows-repeated="3">
          <table:table-cell/>
          <table:table-cell table:style-name="ce110"/>
          <table:table-cell table:number-columns-repeated="253"/>
        </table:table-row>
        <table:table-row table:style-name="ro10">
          <table:table-cell/>
          <table:table-cell table:style-name="ce110">
            <draw:frame table:end-cell-address="Check_List.B101" table:end-x="0.6236in" table:end-y="0.1039in" draw:z-index="2" draw:name="http://jira.exoplatform.org/images/icons/link_out_bot.gif" draw:style-name="gr1" draw:text-style-name="P1" svg:width="0.622in" svg:height="0.035in" svg:x="0.0016in" svg:y="0.068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0.4992in" table:end-y="0.1197in" draw:z-index="3" draw:name="http://jira.exoplatform.org/images/icons/link_out_bot.gif" draw:style-name="gr1" draw:text-style-name="P1" svg:width="0.5165in" svg:height="0.0508in" svg:x="5.1087in" svg:y="0.068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0" table:number-rows-repeated="2">
          <table:table-cell/>
          <table:table-cell table:style-name="ce110"/>
          <table:table-cell table:number-columns-repeated="253"/>
        </table:table-row>
        <table:table-row table:style-name="ro10">
          <table:table-cell/>
          <table:table-cell table:style-name="ce110"/>
          <table:table-cell table:style-name="ce184"/>
          <table:table-cell table:number-columns-repeated="252"/>
        </table:table-row>
        <table:table-row table:style-name="ro10">
          <table:table-cell/>
          <table:table-cell table:style-name="ce110"/>
          <table:table-cell table:number-columns-repeated="253"/>
        </table:table-row>
        <table:table-row table:style-name="ro10" table:number-rows-repeated="2">
          <table:table-cell table:number-columns-repeated="255"/>
        </table:table-row>
        <table:table-row table:style-name="ro10" table:number-rows-repeated="2">
          <table:table-cell/>
          <table:table-cell table:style-name="ce110"/>
          <table:table-cell table:style-name="ce184"/>
          <table:table-cell table:number-columns-repeated="252"/>
        </table:table-row>
        <table:table-row table:style-name="ro10" table:number-rows-repeated="4">
          <table:table-cell/>
          <table:table-cell table:style-name="ce110"/>
          <table:table-cell table:number-columns-repeated="253"/>
        </table:table-row>
        <table:table-row table:style-name="ro10">
          <table:table-cell/>
          <table:table-cell table:style-name="ce111"/>
          <table:table-cell table:style-name="ce184"/>
          <table:table-cell table:number-columns-repeated="252"/>
        </table:table-row>
        <table:table-row table:style-name="ro10">
          <table:table-cell/>
          <table:table-cell table:style-name="ce110"/>
          <table:table-cell table:number-columns-repeated="253"/>
        </table:table-row>
        <table:table-row table:style-name="ro10" table:number-rows-repeated="2">
          <table:table-cell/>
          <table:table-cell table:style-name="ce110"/>
          <table:table-cell table:style-name="ce184"/>
          <table:table-cell table:number-columns-repeated="252"/>
        </table:table-row>
        <table:table-row table:style-name="ro10" table:number-rows-repeated="3">
          <table:table-cell/>
          <table:table-cell table:style-name="ce110"/>
          <table:table-cell table:number-columns-repeated="253"/>
        </table:table-row>
        <table:table-row table:style-name="ro10" table:number-rows-repeated="2">
          <table:table-cell table:number-columns-repeated="255"/>
        </table:table-row>
        <table:table-row table:style-name="ro10">
          <table:table-cell/>
          <table:table-cell table:style-name="ce110"/>
          <table:table-cell table:number-columns-repeated="253"/>
        </table:table-row>
        <table:table-row table:style-name="ro10" table:number-rows-repeated="2">
          <table:table-cell/>
          <table:table-cell table:style-name="ce111"/>
          <table:table-cell table:number-columns-repeated="253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"/>
          <table:table-cell table:style-name="ce184"/>
          <table:table-cell table:number-columns-repeated="252"/>
        </table:table-row>
        <table:table-row table:style-name="ro10" table:number-rows-repeated="3">
          <table:table-cell table:number-columns-repeated="255"/>
        </table:table-row>
        <table:table-row table:style-name="ro10">
          <table:table-cell/>
          <table:table-cell table:style-name="ce110"/>
          <table:table-cell table:style-name="ce184"/>
          <table:table-cell table:number-columns-repeated="252"/>
        </table:table-row>
        <table:table-row table:style-name="ro10">
          <table:table-cell/>
          <table:table-cell table:style-name="ce110"/>
          <table:table-cell table:number-columns-repeated="253"/>
        </table:table-row>
        <table:table-row table:style-name="ro10">
          <table:table-cell/>
          <table:table-cell table:style-name="ce100"/>
          <table:table-cell table:style-name="ce184"/>
          <table:table-cell table:number-columns-repeated="252"/>
        </table:table-row>
        <table:table-row table:style-name="ro10" table:number-rows-repeated="4">
          <table:table-cell table:number-columns-repeated="255"/>
        </table:table-row>
        <table:table-row table:style-name="ro10">
          <table:table-cell/>
          <table:table-cell table:style-name="ce109"/>
          <table:table-cell table:number-columns-repeated="253"/>
        </table:table-row>
        <table:table-row table:style-name="ro10" table:number-rows-repeated="4">
          <table:table-cell table:number-columns-repeated="255"/>
        </table:table-row>
        <table:table-row table:style-name="ro10">
          <table:table-cell table:number-columns-repeated="2"/>
          <table:table-cell table:style-name="ce184"/>
          <table:table-cell table:number-columns-repeated="252"/>
        </table:table-row>
        <table:table-row table:style-name="ro10" table:number-rows-repeated="4">
          <table:table-cell table:number-columns-repeated="255"/>
        </table:table-row>
        <table:table-row table:style-name="ro10" table:number-rows-repeated="3">
          <table:table-cell table:number-columns-repeated="2"/>
          <table:table-cell table:style-name="ce184"/>
          <table:table-cell table:number-columns-repeated="252"/>
        </table:table-row>
        <table:table-row table:style-name="ro69">
          <table:table-cell table:style-name="ce101" table:number-columns-spanned="2" table:number-rows-spanned="1"/>
          <table:covered-table-cell table:style-name="ce112"/>
          <table:table-cell table:style-name="ce101" table:number-columns-repeated="2"/>
          <table:table-cell table:number-columns-repeated="251"/>
        </table:table-row>
        <table:table-row table:style-name="ro10">
          <table:table-cell table:style-name="ce102"/>
          <table:table-cell/>
          <table:table-cell table:style-name="ce184"/>
          <table:table-cell table:number-columns-repeated="252"/>
        </table:table-row>
        <table:table-row table:style-name="ro10" table:number-rows-repeated="5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/>
          <table:table-cell table:style-name="ce184"/>
          <table:table-cell table:number-columns-repeated="252"/>
        </table:table-row>
        <table:table-row table:style-name="ro10" table:number-rows-repeated="6">
          <table:table-cell table:style-name="ce102"/>
          <table:table-cell table:number-columns-repeated="254"/>
        </table:table-row>
        <table:table-row table:style-name="ro10" table:number-rows-repeated="2">
          <table:table-cell table:style-name="ce102"/>
          <table:table-cell/>
          <table:table-cell table:style-name="ce184"/>
          <table:table-cell table:number-columns-repeated="252"/>
        </table:table-row>
        <table:table-row table:style-name="ro10" table:number-rows-repeated="4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style-name="ce113"/>
          <table:table-cell table:number-columns-repeated="253"/>
        </table:table-row>
        <table:table-row table:style-name="ro10" table:number-rows-repeated="3">
          <table:table-cell table:style-name="ce102"/>
          <table:table-cell/>
          <table:table-cell table:style-name="ce184"/>
          <table:table-cell table:number-columns-repeated="252"/>
        </table:table-row>
        <table:table-row table:style-name="ro10" table:number-rows-repeated="12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style-name="ce158"/>
          <table:table-cell table:number-columns-repeated="253"/>
        </table:table-row>
        <table:table-row table:style-name="ro10" table:number-rows-repeated="2">
          <table:table-cell table:style-name="ce102"/>
          <table:table-cell table:number-columns-repeated="254"/>
        </table:table-row>
        <table:table-row table:style-name="ro10" table:number-rows-repeated="2">
          <table:table-cell table:style-name="ce102"/>
          <table:table-cell/>
          <table:table-cell table:style-name="ce184"/>
          <table:table-cell table:number-columns-repeated="252"/>
        </table:table-row>
        <table:table-row table:style-name="ro10" table:number-rows-repeated="4">
          <table:table-cell table:style-name="ce102"/>
          <table:table-cell table:style-name="ce158"/>
          <table:table-cell table:number-columns-repeated="253"/>
        </table:table-row>
        <table:table-row table:style-name="ro10" table:number-rows-repeated="2">
          <table:table-cell table:style-name="ce102"/>
          <table:table-cell table:style-name="ce159"/>
          <table:table-cell table:number-columns-repeated="253"/>
        </table:table-row>
        <table:table-row table:style-name="ro10">
          <table:table-cell table:style-name="ce102"/>
          <table:table-cell table:style-name="ce160"/>
          <table:table-cell table:number-columns-repeated="253"/>
        </table:table-row>
        <table:table-row table:style-name="ro10">
          <table:table-cell table:style-name="ce102"/>
          <table:table-cell table:style-name="ce158"/>
          <table:table-cell table:number-columns-repeated="253"/>
        </table:table-row>
        <table:table-row table:style-name="ro10">
          <table:table-cell table:style-name="ce102"/>
          <table:table-cell table:style-name="ce158"/>
          <table:table-cell table:style-name="ce184"/>
          <table:table-cell table:number-columns-repeated="252"/>
        </table:table-row>
        <table:table-row table:style-name="ro10" table:number-rows-repeated="2">
          <table:table-cell table:style-name="ce102"/>
          <table:table-cell table:style-name="ce158"/>
          <table:table-cell table:number-columns-repeated="253"/>
        </table:table-row>
        <table:table-row table:style-name="ro10">
          <table:table-cell table:style-name="ce102"/>
          <table:table-cell table:style-name="ce158"/>
          <table:table-cell table:style-name="ce184"/>
          <table:table-cell table:number-columns-repeated="252"/>
        </table:table-row>
        <table:table-row table:style-name="ro10">
          <table:table-cell table:style-name="ce102"/>
          <table:table-cell table:style-name="ce161"/>
          <table:table-cell table:style-name="ce184"/>
          <table:table-cell table:number-columns-repeated="252"/>
        </table:table-row>
        <table:table-row table:style-name="ro10">
          <table:table-cell table:style-name="ce102"/>
          <table:table-cell table:style-name="ce161"/>
          <table:table-cell table:style-name="ce185"/>
          <table:table-cell table:number-columns-repeated="252"/>
        </table:table-row>
        <table:table-row table:style-name="ro10">
          <table:table-cell table:style-name="ce102"/>
          <table:table-cell table:style-name="ce158"/>
          <table:table-cell table:style-name="ce184"/>
          <table:table-cell table:style-name="Default"/>
          <table:table-cell table:number-columns-repeated="251"/>
        </table:table-row>
        <table:table-row table:style-name="ro10">
          <table:table-cell table:style-name="ce102"/>
          <table:table-cell table:style-name="ce158"/>
          <table:table-cell table:style-name="ce185"/>
          <table:table-cell table:style-name="Default"/>
          <table:table-cell table:number-columns-repeated="251"/>
        </table:table-row>
        <table:table-row table:style-name="ro10">
          <table:table-cell table:style-name="ce102"/>
          <table:table-cell table:style-name="ce158"/>
          <table:table-cell table:style-name="ce184"/>
          <table:table-cell table:style-name="Default"/>
          <table:table-cell table:number-columns-repeated="251"/>
        </table:table-row>
        <table:table-row table:style-name="ro10" table:number-rows-repeated="2">
          <table:table-cell table:style-name="ce102"/>
          <table:table-cell table:style-name="ce158"/>
          <table:table-cell table:number-columns-repeated="253"/>
        </table:table-row>
        <table:table-row table:style-name="ro10">
          <table:table-cell table:style-name="ce102"/>
          <table:table-cell table:style-name="ce158"/>
          <table:table-cell table:style-name="ce186"/>
          <table:table-cell table:number-columns-repeated="252"/>
        </table:table-row>
        <table:table-row table:style-name="ro10">
          <table:table-cell table:style-name="ce102"/>
          <table:table-cell table:style-name="ce161"/>
          <table:table-cell table:number-columns-repeated="253"/>
        </table:table-row>
        <table:table-row table:style-name="ro10">
          <table:table-cell table:style-name="ce102"/>
          <table:table-cell table:style-name="ce162"/>
          <table:table-cell table:number-columns-repeated="253"/>
        </table:table-row>
        <table:table-row table:style-name="ro10" table:number-rows-repeated="8">
          <table:table-cell table:style-name="ce102"/>
          <table:table-cell table:style-name="ce158"/>
          <table:table-cell table:number-columns-repeated="253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style-name="ce163"/>
          <table:table-cell table:number-columns-repeated="253"/>
        </table:table-row>
        <table:table-row table:style-name="ro10" table:number-rows-repeated="5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style-name="ce84"/>
          <table:table-cell table:style-name="ce186"/>
          <table:table-cell table:number-columns-repeated="252"/>
        </table:table-row>
        <table:table-row table:style-name="ro10">
          <table:table-cell table:style-name="ce102"/>
          <table:table-cell table:style-name="ce164"/>
          <table:table-cell table:style-name="ce187"/>
          <table:table-cell table:number-columns-repeated="252"/>
        </table:table-row>
        <table:table-row table:style-name="ro69">
          <table:table-cell table:style-name="ce101" table:number-columns-spanned="2" table:number-rows-spanned="1"/>
          <table:covered-table-cell table:style-name="ce112"/>
          <table:table-cell table:style-name="ce101" table:number-columns-repeated="2"/>
          <table:table-cell table:number-columns-repeated="251"/>
        </table:table-row>
        <table:table-row table:style-name="ro10">
          <table:table-cell table:style-name="ce103"/>
          <table:table-cell table:style-name="ce165"/>
          <table:table-cell table:style-name="ce184"/>
          <table:table-cell table:number-columns-repeated="252"/>
        </table:table-row>
        <table:table-row table:style-name="ro10">
          <table:table-cell table:style-name="ce103"/>
          <table:table-cell table:style-name="ce166"/>
          <table:table-cell table:style-name="ce184"/>
          <table:table-cell table:number-columns-repeated="252"/>
        </table:table-row>
        <table:table-row table:style-name="ro10">
          <table:table-cell table:style-name="ce103"/>
          <table:table-cell table:style-name="ce167"/>
          <table:table-cell table:number-columns-repeated="253"/>
        </table:table-row>
        <table:table-row table:style-name="ro10" table:number-rows-repeated="2">
          <table:table-cell table:style-name="ce103"/>
          <table:table-cell table:style-name="ce168"/>
          <table:table-cell table:number-columns-repeated="253"/>
        </table:table-row>
        <table:table-row table:style-name="ro10">
          <table:table-cell table:style-name="ce103"/>
          <table:table-cell table:style-name="ce169"/>
          <table:table-cell table:number-columns-repeated="253"/>
        </table:table-row>
        <table:table-row table:style-name="ro10" table:number-rows-repeated="2">
          <table:table-cell table:style-name="ce103"/>
          <table:table-cell table:style-name="ce170"/>
          <table:table-cell table:number-columns-repeated="253"/>
        </table:table-row>
        <table:table-row table:style-name="ro10">
          <table:table-cell table:style-name="ce103"/>
          <table:table-cell table:style-name="ce169"/>
          <table:table-cell table:number-columns-repeated="253"/>
        </table:table-row>
        <table:table-row table:style-name="ro10" table:number-rows-repeated="2">
          <table:table-cell table:style-name="ce103"/>
          <table:table-cell table:style-name="ce171"/>
          <table:table-cell table:number-columns-repeated="253"/>
        </table:table-row>
        <table:table-row table:style-name="ro10">
          <table:table-cell table:style-name="ce103"/>
          <table:table-cell table:style-name="ce170"/>
          <table:table-cell table:number-columns-repeated="253"/>
        </table:table-row>
        <table:table-row table:style-name="ro10" table:number-rows-repeated="3">
          <table:table-cell table:style-name="ce103"/>
          <table:table-cell table:style-name="ce172"/>
          <table:table-cell table:number-columns-repeated="253"/>
        </table:table-row>
        <table:table-row table:style-name="ro10">
          <table:table-cell table:style-name="ce103"/>
          <table:table-cell table:style-name="ce170"/>
          <table:table-cell table:number-columns-repeated="253"/>
        </table:table-row>
        <table:table-row table:style-name="ro70">
          <table:table-cell table:style-name="ce101" table:number-columns-spanned="2" table:number-rows-spanned="1"/>
          <table:covered-table-cell table:style-name="ce112"/>
          <table:table-cell table:style-name="ce101" table:number-columns-repeated="2"/>
          <table:table-cell table:number-columns-repeated="251"/>
        </table:table-row>
        <table:table-row table:style-name="ro10">
          <table:table-cell table:style-name="ce103"/>
          <table:table-cell table:number-columns-repeated="254"/>
        </table:table-row>
        <table:table-row table:style-name="ro10">
          <table:table-cell table:style-name="ce103"/>
          <table:table-cell/>
          <table:table-cell table:style-name="ce184"/>
          <table:table-cell table:number-columns-repeated="252"/>
        </table:table-row>
        <table:table-row table:style-name="ro10" table:number-rows-repeated="2">
          <table:table-cell table:style-name="ce103"/>
          <table:table-cell table:number-columns-repeated="254"/>
        </table:table-row>
        <table:table-row table:style-name="ro10">
          <table:table-cell table:style-name="ce103"/>
          <table:table-cell table:style-name="ce166"/>
          <table:table-cell table:number-columns-repeated="253"/>
        </table:table-row>
        <table:table-row table:style-name="ro10">
          <table:table-cell table:style-name="ce103"/>
          <table:table-cell table:style-name="ce173"/>
          <table:table-cell table:number-columns-repeated="253"/>
        </table:table-row>
        <table:table-row table:style-name="ro10">
          <table:table-cell table:style-name="ce103"/>
          <table:table-cell table:style-name="ce165"/>
          <table:table-cell table:number-columns-repeated="253"/>
        </table:table-row>
        <table:table-row table:style-name="ro10" table:number-rows-repeated="2">
          <table:table-cell table:style-name="ce103"/>
          <table:table-cell table:style-name="ce173"/>
          <table:table-cell/>
          <table:table-cell table:style-name="ce180"/>
          <table:table-cell table:number-columns-repeated="251"/>
        </table:table-row>
        <table:table-row table:style-name="ro10">
          <table:table-cell table:style-name="ce103"/>
          <table:table-cell table:style-name="ce174"/>
          <table:table-cell/>
          <table:table-cell table:style-name="ce180"/>
          <table:table-cell table:number-columns-repeated="251"/>
        </table:table-row>
        <table:table-row table:style-name="ro10">
          <table:table-cell table:style-name="ce103"/>
          <table:table-cell table:style-name="ce175"/>
          <table:table-cell/>
          <table:table-cell table:style-name="ce180"/>
          <table:table-cell table:number-columns-repeated="251"/>
        </table:table-row>
        <table:table-row table:style-name="ro10">
          <table:table-cell table:style-name="ce103"/>
          <table:table-cell table:style-name="ce173"/>
          <table:table-cell/>
          <table:table-cell table:style-name="ce180"/>
          <table:table-cell table:number-columns-repeated="251"/>
        </table:table-row>
        <table:table-row table:style-name="ro10">
          <table:table-cell table:style-name="ce103"/>
          <table:table-cell table:style-name="ce176"/>
          <table:table-cell/>
          <table:table-cell table:style-name="ce180"/>
          <table:table-cell table:number-columns-repeated="251"/>
        </table:table-row>
        <table:table-row table:style-name="ro10">
          <table:table-cell table:style-name="ce103"/>
          <table:table-cell table:style-name="ce173"/>
          <table:table-cell/>
          <table:table-cell table:style-name="ce180"/>
          <table:table-cell table:number-columns-repeated="251"/>
        </table:table-row>
        <table:table-row table:style-name="ro10" table:number-rows-repeated="3">
          <table:table-cell table:style-name="ce103"/>
          <table:table-cell table:style-name="ce177"/>
          <table:table-cell/>
          <table:table-cell table:style-name="ce180"/>
          <table:table-cell table:number-columns-repeated="251"/>
        </table:table-row>
        <table:table-row table:style-name="ro10">
          <table:table-cell table:style-name="ce103"/>
          <table:table-cell table:style-name="ce178"/>
          <table:table-cell/>
          <table:table-cell table:style-name="ce180"/>
          <table:table-cell table:number-columns-repeated="251"/>
        </table:table-row>
        <table:table-row table:style-name="ro10">
          <table:table-cell table:style-name="ce103"/>
          <table:table-cell table:style-name="ce179"/>
          <table:table-cell/>
          <table:table-cell table:style-name="ce180"/>
          <table:table-cell table:number-columns-repeated="251"/>
        </table:table-row>
        <table:table-row table:style-name="ro10" table:number-rows-repeated="5">
          <table:table-cell table:style-name="ce105"/>
          <table:table-cell table:style-name="ce180" table:number-columns-repeated="3"/>
          <table:table-cell table:style-name="ce191"/>
          <table:table-cell table:number-columns-repeated="250"/>
        </table:table-row>
        <table:table-row table:style-name="ro10" table:number-rows-repeated="9">
          <table:table-cell table:style-name="ce105"/>
          <table:table-cell table:style-name="ce180" table:number-columns-repeated="3"/>
          <table:table-cell table:number-columns-repeated="251"/>
        </table:table-row>
        <table:table-row table:style-name="ro10" table:number-rows-repeated="10">
          <table:table-cell table:style-name="ce106"/>
          <table:table-cell table:style-name="Default" table:number-columns-repeated="3"/>
          <table:table-cell table:number-columns-repeated="251"/>
        </table:table-row>
        <table:table-row table:style-name="ro10">
          <table:table-cell table:style-name="ce106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19"/>
        <table:table-column table:style-name="co18" table:default-cell-style-name="ce47"/>
        <table:table-column table:style-name="co24" table:default-cell-style-name="ce127"/>
        <table:table-column table:style-name="co25" table:default-cell-style-name="ce131"/>
        <table:table-column table:style-name="co26" table:default-cell-style-name="ce55"/>
        <table:table-column table:style-name="co25" table:default-cell-style-name="Default"/>
        <table:table-column table:style-name="co27" table:default-cell-style-name="ce55"/>
        <table:table-column table:style-name="co28" table:default-cell-style-name="ce55"/>
        <table:table-column table:style-name="co8" table:default-cell-style-name="ce104"/>
        <table:table-column table:style-name="co8" table:default-cell-style-name="ce147"/>
        <table:table-column table:style-name="co8" table:number-columns-repeated="5" table:default-cell-style-name="ce151"/>
        <table:table-column table:style-name="co29" table:default-cell-style-name="ce151"/>
        <table:table-column table:style-name="co8" table:number-columns-repeated="2" table:default-cell-style-name="ce147"/>
        <table:table-column table:style-name="co8" table:number-columns-repeated="238" table:default-cell-style-name="ce157"/>
        <table:table-row table:style-name="ro25">
          <table:table-cell table:style-name="ce114"/>
          <table:table-cell table:style-name="ce120" office:value-type="string">
            <text:p>TEST CASES</text:p>
          </table:table-cell>
          <table:table-cell table:style-name="ce124"/>
          <table:table-cell table:style-name="ce121" table:number-columns-repeated="2"/>
          <table:table-cell table:style-name="ce114"/>
          <table:table-cell table:style-name="ce132"/>
          <table:table-cell table:style-name="ce121" table:number-columns-repeated="3"/>
          <table:table-cell table:style-name="ce149" office:value-type="string">
            <text:p>Passed</text:p>
          </table:table-cell>
          <table:table-cell table:style-name="ce149" table:formula="of:=COUNTIF([.L$7:.L$1038];[.$K1])" office:value-type="float" office:value="0">
            <text:p>0</text:p>
          </table:table-cell>
          <table:table-cell table:style-name="ce149" table:formula="of:=COUNTIF([.M$7:.M$1038];[.$K1])" office:value-type="float" office:value="0">
            <text:p>0</text:p>
          </table:table-cell>
          <table:table-cell table:style-name="ce149" table:formula="of:=COUNTIF([.N$7:.N$1038];[.$K1])" office:value-type="float" office:value="0">
            <text:p>0</text:p>
          </table:table-cell>
          <table:table-cell table:style-name="ce149" table:formula="of:=COUNTIF([.O$7:.O$1038];[.$K1])" office:value-type="float" office:value="0">
            <text:p>0</text:p>
          </table:table-cell>
          <table:table-cell table:style-name="ce121" table:number-columns-repeated="2"/>
          <table:table-cell table:style-name="Default" table:number-columns-repeated="239"/>
        </table:table-row>
        <table:table-row table:style-name="ro25">
          <table:table-cell table:style-name="ce114"/>
          <table:table-cell table:style-name="ce121" table:number-columns-repeated="4"/>
          <table:table-cell table:style-name="ce114"/>
          <table:table-cell table:style-name="ce132"/>
          <table:table-cell table:style-name="ce121" table:number-columns-repeated="3"/>
          <table:table-cell table:style-name="ce149" office:value-type="string">
            <text:p>Failed</text:p>
          </table:table-cell>
          <table:table-cell table:style-name="ce149" table:formula="of:=COUNTIF([.L$7:.L$1038];[.$K2])" office:value-type="float" office:value="0">
            <text:p>0</text:p>
          </table:table-cell>
          <table:table-cell table:style-name="ce149" table:formula="of:=COUNTIF([.M$7:.M$1038];[.$K2])" office:value-type="float" office:value="0">
            <text:p>0</text:p>
          </table:table-cell>
          <table:table-cell table:style-name="ce149" table:formula="of:=COUNTIF([.N$7:.N$1038];[.$K2])" office:value-type="float" office:value="0">
            <text:p>0</text:p>
          </table:table-cell>
          <table:table-cell table:style-name="ce149" table:formula="of:=COUNTIF([.O$7:.O$1038];[.$K2])" office:value-type="float" office:value="0">
            <text:p>0</text:p>
          </table:table-cell>
          <table:table-cell table:style-name="ce121" table:number-columns-repeated="2"/>
          <table:table-cell table:style-name="Default" table:number-columns-repeated="239"/>
        </table:table-row>
        <table:table-row table:style-name="ro26">
          <table:table-cell table:style-name="ce114"/>
          <table:table-cell table:style-name="ce122" office:value-type="string">
            <text:p>Functions List<text:span text:style-name="T2">:</text:span></text:p>
          </table:table-cell>
          <table:table-cell table:style-name="ce125" office:value-type="string" table:number-columns-spanned="3" table:number-rows-spanned="1">
            <text:p>Sniff Test </text:p>
          </table:table-cell>
          <table:covered-table-cell table:style-name="ce128"/>
          <table:covered-table-cell table:style-name="ce125"/>
          <table:table-cell table:style-name="ce114"/>
          <table:table-cell table:style-name="ce132" office:value-type="string">
            <text:p><text:s/></text:p>
          </table:table-cell>
          <table:table-cell table:style-name="ce146"/>
          <table:table-cell table:style-name="ce114" table:number-columns-repeated="2"/>
          <table:table-cell table:style-name="ce149" office:value-type="string">
            <text:p>Blocked</text:p>
          </table:table-cell>
          <table:table-cell table:style-name="ce149" table:formula="of:=COUNTIF([.L$7:.L$1038];[.$K3])" office:value-type="float" office:value="0">
            <text:p>0</text:p>
          </table:table-cell>
          <table:table-cell table:style-name="ce149" table:formula="of:=COUNTIF([.M$7:.M$1038];[.$K3])" office:value-type="float" office:value="0">
            <text:p>0</text:p>
          </table:table-cell>
          <table:table-cell table:style-name="ce149" table:formula="of:=COUNTIF([.N$7:.N$1038];[.$K3])" office:value-type="float" office:value="0">
            <text:p>0</text:p>
          </table:table-cell>
          <table:table-cell table:style-name="ce149" table:formula="of:=COUNTIF([.O$7:.O$1038];[.$K3])" office:value-type="float" office:value="0">
            <text:p>0</text:p>
          </table:table-cell>
          <table:table-cell table:style-name="ce152"/>
          <table:table-cell table:style-name="ce146"/>
          <table:table-cell table:style-name="Default" table:number-columns-repeated="239"/>
        </table:table-row>
        <table:table-row table:style-name="ro27">
          <table:table-cell table:style-name="ce114"/>
          <table:table-cell table:style-name="ce122" office:value-type="string">
            <text:p>Total Main Cases:</text:p>
          </table:table-cell>
          <table:table-cell table:style-name="ce125" table:formula="of:=MAX([.A7:.A6699])" office:value-type="float" office:value="68" table:number-columns-spanned="3" table:number-rows-spanned="1">
            <text:p>68</text:p>
          </table:table-cell>
          <table:covered-table-cell table:style-name="ce129"/>
          <table:covered-table-cell table:style-name="ce132"/>
          <table:table-cell table:style-name="ce114"/>
          <table:table-cell table:style-name="ce132"/>
          <table:table-cell table:style-name="ce146"/>
          <table:table-cell table:style-name="ce114" table:number-columns-repeated="2"/>
          <table:table-cell table:style-name="ce150" office:value-type="string">
            <text:p>Untested</text:p>
          </table:table-cell>
          <table:table-cell table:style-name="ce149" table:formula="of:=COUNTIF([.L$7:.L$1038];[.$K4])" office:value-type="float" office:value="0">
            <text:p>0</text:p>
          </table:table-cell>
          <table:table-cell table:style-name="ce149" table:formula="of:=COUNTIF([.M$7:.M$1038];[.$K4])" office:value-type="float" office:value="0">
            <text:p>0</text:p>
          </table:table-cell>
          <table:table-cell table:style-name="ce149" table:formula="of:=COUNTIF([.N$7:.N$1038];[.$K4])" office:value-type="float" office:value="0">
            <text:p>0</text:p>
          </table:table-cell>
          <table:table-cell table:style-name="ce149" table:formula="of:=COUNTIF([.O$7:.O$1038];[.$K4])" office:value-type="float" office:value="0">
            <text:p>0</text:p>
          </table:table-cell>
          <table:table-cell table:style-name="ce153"/>
          <table:table-cell table:style-name="ce146"/>
          <table:table-cell table:style-name="Default" table:number-columns-repeated="239"/>
        </table:table-row>
        <table:table-row table:style-name="ro30">
          <table:table-cell table:style-name="ce114" table:number-columns-repeated="3"/>
          <table:table-cell table:style-name="ce130"/>
          <table:table-cell table:style-name="ce114" table:number-columns-repeated="2"/>
          <table:table-cell table:style-name="ce132"/>
          <table:table-cell table:style-name="ce146"/>
          <table:table-cell table:style-name="ce114" table:number-columns-repeated="2"/>
          <table:table-cell table:style-name="Default" office:value-type="string">
            <text:p>N/A</text:p>
          </table:table-cell>
          <table:table-cell table:style-name="ce149" table:formula="of:=COUNTIF([.L$7:.L$1038];[.$K5])" office:value-type="float" office:value="0">
            <text:p>0</text:p>
          </table:table-cell>
          <table:table-cell table:style-name="ce149" table:formula="of:=COUNTIF([.M$7:.M$1038];[.$K5])" office:value-type="float" office:value="0">
            <text:p>0</text:p>
          </table:table-cell>
          <table:table-cell table:style-name="ce149" table:formula="of:=COUNTIF([.N$7:.N$1038];[.$K5])" office:value-type="float" office:value="0">
            <text:p>0</text:p>
          </table:table-cell>
          <table:table-cell table:style-name="ce149" table:formula="of:=COUNTIF([.O$7:.O$1038];[.$K5])" office:value-type="float" office:value="0">
            <text:p>0</text:p>
          </table:table-cell>
          <table:table-cell table:style-name="ce153"/>
          <table:table-cell table:style-name="ce146"/>
          <table:table-cell table:style-name="Default" table:number-columns-repeated="239"/>
        </table:table-row>
        <table:table-row table:style-name="ro21">
          <table:table-cell table:style-name="ce115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3" office:value-type="string">
            <text:p>Case ID</text:p>
          </table:table-cell>
          <table:table-cell table:style-name="ce123" office:value-type="string">
            <text:p>Path</text:p>
          </table:table-cell>
          <table:table-cell table:style-name="ce123" office:value-type="string">
            <text:p>Case Description</text:p>
          </table:table-cell>
          <table:table-cell table:style-name="ce123" office:value-type="string">
            <text:p>Step Description</text:p>
          </table:table-cell>
          <table:table-cell table:style-name="ce123" office:value-type="string">
            <text:p>Steps to produce</text:p>
          </table:table-cell>
          <table:table-cell table:style-name="ce123" office:value-type="string">
            <text:p>Expected Output</text:p>
          </table:table-cell>
          <table:table-cell table:style-name="ce123" office:value-type="string">
            <text:p>Priority</text:p>
          </table:table-cell>
          <table:table-cell table:style-name="ce123" office:value-type="string">
            <text:p>Affect</text:p>
          </table:table-cell>
          <table:table-cell table:style-name="ce123" table:number-columns-repeated="5"/>
          <table:table-cell table:style-name="ce154" office:value-type="string">
            <text:p>Comment</text:p>
          </table:table-cell>
          <table:table-cell table:style-name="ce155" office:value-type="string">
            <text:p>Comment</text:p>
          </table:table-cell>
          <table:table-cell table:style-name="ce156" table:number-columns-repeated="2"/>
          <table:table-cell table:style-name="Default" table:number-columns-repeated="237"/>
        </table:table-row>
        <table:table-row table:style-name="ro31">
          <table:table-cell table:style-name="ce118" office:value-type="float" office:value="1">
            <text:p>001</text:p>
          </table:table-cell>
          <table:table-cell office:value-type="string">
            <text:p>SNF_CS_01</text:p>
          </table:table-cell>
          <table:table-cell table:style-name="ce126" office:value-type="float" office:value="1">
            <text:p>001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55" office:value-type="string">
            <text:p>Step 1: Add/Edit/Delete a group</text:p>
          </table:table-cell>
          <table:table-cell table:style-name="ce144" office:value-type="string">
            <text:p><text:span text:style-name="T3">- Click on the calendar actions icon and </text:span><text:span text:style-name="T3">select <text:s/>Add Group</text:span></text:p>
            <text:p><text:span text:style-name="T3">- Right click on an existing group and </text:span><text:span text:style-name="T3">select Edit</text:span></text:p>
            <text:p><text:span text:style-name="T3">- Right click on an existing group and </text:span><text:span text:style-name="T3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CS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55" office:value-type="string">
            <text:p>Step 1: Add/Edit/Delete a personal calendar</text:p>
          </table:table-cell>
          <table:table-cell table:style-name="ce144" office:value-type="string">
            <text:p><text:span text:style-name="T3">- Click on the calendar actions icon and </text:span><text:span text:style-name="T3">select <text:s/>Add Calendar</text:span></text:p>
            <text:p><text:span text:style-name="T3">- Right click on an existing calendar and </text:span><text:span text:style-name="T3">select Edit</text:span></text:p>
            <text:p><text:span text:style-name="T3">- Right click on an existing calendar and </text:span><text:span text:style-name="T3">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4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CS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55" office:value-type="string">
            <text:p>Step 1: Add/Edit/Delete a public calendar</text:p>
          </table:table-cell>
          <table:table-cell office:value-type="string">
            <text:p><text:span text:style-name="T4">- Add a public calendar</text:span></text:p>
            <text:p>+ Open Add Calendar form</text:p>
            <text:p><text:span text:style-name="T5">+ Input Display Name <text:s/></text:span></text:p>
            <text:p><text:span text:style-name="T5">+ In Groups tab, choose group(s) and </text:span><text:span text:style-name="T5">select User name</text:span></text:p>
            <text:p><text:span text:style-name="T5">+ Click </text:span><text:span text:style-name="T6">Save</text:span></text:p>
            <text:p><text:span text:style-name="T5">- Edit a public calendar by right click on </text:span><text:span text:style-name="T5">an existing public calendar and select Edit</text:span></text:p>
            <text:p><text:span text:style-name="T5">- Delete a public calendar by right click on </text:span><text:span text:style-name="T5">an existing calendar and 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CS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16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5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CS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CS\Calendar\Manage Category</text:p>
          </table:table-cell>
          <table:table-cell office:value-type="string">
            <text:p>Manage Categories</text:p>
          </table:table-cell>
          <table:table-cell table:style-name="ce55" office:value-type="string">
            <text:p>Step 1: Add/Edit/Delete a category</text:p>
          </table:table-cell>
          <table:table-cell office:value-type="string">
            <text:p>- Add a category </text:p>
            <text:p>+ Click on the Event Categories Management icon</text:p>
            <text:p>+ Input Event Category and Description</text:p>
            <text:p>+ Save</text:p>
            <text:p>- Edit a category</text:p>
            <text:p>+ Click on Event Category Management</text:p>
            <text:p>+ Click Edit icon of an existing category</text:p>
            <text:p>- Delete a category</text:p>
            <text:p>+ Click on Event Category Management</text:p>
            <text:p>+ Click Delete icon of an existing category</text:p>
          </table:table-cell>
          <table:table-cell office:value-type="string">
            <text:p>- The event category is added successfully</text:p>
            <text:p>- The event category is updated successfully</text:p>
            <text:p>- The event category is delete successfully</text:p>
          </table:table-cell>
          <table:table-cell office:value-type="string">
            <text:p>Medium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3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CS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55" office:value-type="string">
            <text:p>Step 1: Add/Edit/Delete an event</text:p>
          </table:table-cell>
          <table:table-cell table:style-name="ce144" office:value-type="string">
            <text:p><text:span text:style-name="T5">- Add an event by right click or click on </text:span><text:span text:style-name="T5">Event button</text:span></text:p>
            <text:p><text:span text:style-name="T5">- Edit an event by right click on a existing </text:span><text:span text:style-name="T5">event and select Edit</text:span></text:p>
            <text:p><text:span text:style-name="T5">- Delete an event right click on an existing </text:span><text:span text:style-name="T5">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CS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55" office:value-type="string">
            <text:p>Step 1: Add/Edit/Delete a task</text:p>
          </table:table-cell>
          <table:table-cell table:style-name="ce144" office:value-type="string">
            <text:p><text:span text:style-name="T5">- Add an event by right click or click on </text:span><text:span text:style-name="T5">Task button</text:span></text:p>
            <text:p><text:span text:style-name="T5">- Edit an event by right click on a existing </text:span><text:span text:style-name="T5">task and select Edit</text:span></text:p>
            <text:p><text:span text:style-name="T5">- Delete a task right click on an existing </text:span><text:span text:style-name="T5">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CS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55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5">- Click on a day, all events and tasks of </text:span><text:span text:style-name="T5">that day are shown in working pane</text:span></text:p>
          </table:table-cell>
          <table:table-cell office:value-type="string">
            <text:p>High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CS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55" office:value-type="string">
            <text:p>Step 1: Check pop up reminder of an event</text:p>
          </table:table-cell>
          <table:table-cell table:style-name="ce144" office:value-type="string">
            <text:p><text:span text:style-name="T5">- Add detail event </text:span></text:p>
            <text:p><text:span text:style-name="T5">- Input Event Summary </text:span></text:p>
            <text:p><text:span text:style-name="T5">- In Reminders tab, check Show a </text:span><text:span text:style-name="T5">notification popup</text:span></text:p>
            <text:p><text:span text:style-name="T5">- Choose the Repeat</text:span></text:p>
            <text:p><text:span text:style-name="T5">- Click </text:span><text:span text:style-name="T6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table:number-columns-repeated="6"/>
          <table:table-cell table:style-name="ce84"/>
          <table:table-cell table:number-columns-repeated="240"/>
        </table:table-row>
        <table:table-row table:style-name="ro3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CS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55" office:value-type="string">
            <text:p>Step 1: Check mail reminder of an event</text:p>
          </table:table-cell>
          <table:table-cell table:style-name="ce144" office:value-type="string">
            <text:p><text:span text:style-name="T5">In Add new event form:</text:span></text:p>
            <text:p><text:span text:style-name="T5">- Input Event Summary </text:span></text:p>
            <text:p><text:span text:style-name="T5">- In Reminders tab, check Reminders by </text:span><text:span text:style-name="T5">email</text:span></text:p>
            <text:p><text:span text:style-name="T5">- Choose the Repeat</text:span></text:p>
            <text:p><text:span text:style-name="T5">- Click </text:span><text:span text:style-name="T6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7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CS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16" office:value-type="string">
            <text:p>Step 1: Add an event to a shared calendar</text:p>
          </table:table-cell>
          <table:table-cell table:style-name="ce144" office:value-type="string">
            <text:p><text:span text:style-name="T5">- Create personal calendar</text:span></text:p>
            <text:p><text:span text:style-name="T5">- Share added calendar with edit right</text:span></text:p>
            <text:p><text:span text:style-name="T5">- Login by shared user</text:span></text:p>
            <text:p><text:span text:style-name="T5">- Right click on shared calendar and </text:span><text:span text:style-name="T5">select Add event</text:span></text:p>
            <text:p><text:span text:style-name="T5">- Input Event summary and click </text:span><text:span text:style-name="T6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7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CS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CS\Calendar\Add tasks to a shared calendar</text:p>
          </table:table-cell>
          <table:table-cell office:value-type="string">
            <text:p>Add tasks for shared calendar</text:p>
          </table:table-cell>
          <table:table-cell table:style-name="ce116" office:value-type="string">
            <text:p>Step 1: Add a task to a shared calendar</text:p>
          </table:table-cell>
          <table:table-cell table:style-name="ce144" office:value-type="string">
            <text:p><text:span text:style-name="T5">- Create personal calendar</text:span></text:p>
            <text:p><text:span text:style-name="T5">- Share added calendar with edit right</text:span></text:p>
            <text:p><text:span text:style-name="T5">- Login by shared user</text:span></text:p>
            <text:p><text:span text:style-name="T5">- Right click on shared calendar and </text:span><text:span text:style-name="T5">select Add task</text:span></text:p>
            <text:p><text:span text:style-name="T5">- Input Task summary and click </text:span><text:span text:style-name="T6">Save</text:span></text:p>
          </table:table-cell>
          <table:table-cell office:value-type="string">
            <text:p>- The personal calendar is successfully</text:p>
            <text:p>- The shared user can see the shared calendar and add task into it.</text:p>
          </table:table-cell>
          <table:table-cell office:value-type="string">
            <text:p>High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2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CS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16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28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CS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CS\Calendar\Add tasks to a public calendar</text:p>
          </table:table-cell>
          <table:table-cell office:value-type="string">
            <text:p>Add tasks for public calendar</text:p>
          </table:table-cell>
          <table:table-cell table:style-name="ce116" office:value-type="string">
            <text:p>Step 1: Add a task to a public calendar</text:p>
          </table:table-cell>
          <table:table-cell office:value-type="string">
            <text:p>- Login by user who has edit right on a public calendar</text:p>
            <text:p>- Add new task into the public calendar</text:p>
          </table:table-cell>
          <table:table-cell office:value-type="string">
            <text:p>- New task for that public calendar is added successfully</text:p>
            <text:p>- The other users in shared group can view the task in the public calenda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CS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16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CS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16" office:value-type="string">
            <text:p>Step 1: Drag and drop task/event</text:p>
          </table:table-cell>
          <table:table-cell table:style-name="ce14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9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CS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16" office:value-type="string">
            <text:p>Step 1: Resize an existing event/task</text:p>
          </table:table-cell>
          <table:table-cell table:style-name="ce144" office:value-type="string">
            <text:p><text:span text:style-name="T5">- Choose View type from list (except Year </text:span><text:span text:style-name="T5">view, List View)</text:span></text:p>
            <text:p><text:span text:style-name="T5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CS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CS\Calendar\View</text:p>
          </table:table-cell>
          <table:table-cell table:style-name="ce56" office:value-type="string">
            <text:p>View task/event</text:p>
          </table:table-cell>
          <table:table-cell table:style-name="ce116" office:value-type="string">
            <text:p>Step 1: View task/event</text:p>
          </table:table-cell>
          <table:table-cell office:value-type="string">
            <text:p>- Add new a task/event</text:p>
            <text:p>- Right click on an exiting event/task and choose View</text:p>
          </table:table-cell>
          <table:table-cell office:value-type="string">
            <text:p>Event/task content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CS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55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5">- Select format </text:span></text:p>
            <text:p><text:span text:style-name="T5">- Upload file</text:span></text:p>
            <text:p><text:span text:style-name="T5">- Choose calendar</text:span></text:p>
            <text:p><text:span text:style-name="T5">- Click </text:span><text:span text:style-name="T6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CS_20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16" office:value-type="string">
            <text:p>Step 1: Export Calendar</text:p>
          </table:table-cell>
          <table:table-cell table:style-name="ce144" office:value-type="string">
            <text:p><text:span text:style-name="T5">- Right click on existing calendar and </text:span><text:span text:style-name="T5">select Export</text:span></text:p>
            <text:p><text:span text:style-name="T5">- Click </text:span><text:span text:style-name="T6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CS_2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55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CS_2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55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7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CS_2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55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CS_2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55" office:value-type="string">
            <text:p>Step 1: Check mail</text:p>
          </table:table-cell>
          <table:table-cell office:value-type="string">
            <text:p>After creating account mail</text:p>
            <text:p>- Click <text:span text:style-name="T7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CS_25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17" office:value-type="string">
            <text:p>Step 1: Compose a mail</text:p>
          </table:table-cell>
          <table:table-cell office:value-type="string">
            <text:p>After creating account mail</text:p>
            <text:p>- Click <text:span text:style-name="T7">Compose</text:span> button on tool bar</text:p>
            <text:p>- Input mail content</text:p>
            <text:p>- Send</text:p>
            <text:p>- Check the receiver's Inbox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CS_26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17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7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CS_27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17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7">Reply to sender </text:span><text:span text:style-name="T4">option</text:span></text:p>
            <text:p><text:span text:style-name="T4">- Input required field</text:span></text:p>
            <text:p><text:span text:style-name="T4">- Click </text:span><text:span text:style-name="T7">Send mail</text:span></text:p>
            <text:p><text:span text:style-name="T7">-</text:span><text:span text:style-name="T4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CS_28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17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7">Forward </text:span><text:span text:style-name="T4">option</text:span></text:p>
            <text:p><text:span text:style-name="T4">- Input required fields</text:span></text:p>
            <text:p><text:span text:style-name="T4">- Click </text:span><text:span text:style-name="T7">Send mail</text:span></text:p>
            <text:p><text:span text:style-name="T7">-</text:span><text:span text:style-name="T4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CS_29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office:value-type="string">
            <text:p>CS\Mail\Attach</text:p>
          </table:table-cell>
          <table:table-cell office:value-type="string">
            <text:p>Attachment</text:p>
          </table:table-cell>
          <table:table-cell table:style-name="ce117" office:value-type="string">
            <text:p>Step 1: Send a mail with attachment</text:p>
          </table:table-cell>
          <table:table-cell office:value-type="string">
            <text:p>- Click on <text:span text:style-name="T7">Compose </text:span><text:span text:style-name="T4">button</text:span></text:p>
            <text:p><text:span text:style-name="T4">- Input required fields</text:span></text:p>
            <text:p>- Click attach file icon on the form</text:p>
            <text:p>- Perform to load attachment</text:p>
            <text:p><text:span text:style-name="T4">- Click </text:span><text:span text:style-name="T7">Send mail</text:span></text:p>
            <text:p><text:span text:style-name="T7">-</text:span><text:span text:style-name="T4"> Check the receiver's Inbox</text:span></text:p>
          </table:table-cell>
          <table:table-cell office:value-type="string">
            <text:p>- The files are attached successfully</text:p>
            <text:p>- The attachment message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CS_30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17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1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CS_3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office:value-type="string">
            <text:p>CS\Mail\Manage Message</text:p>
          </table:table-cell>
          <table:table-cell office:value-type="string">
            <text:p>Manage a message in right click menu</text:p>
          </table:table-cell>
          <table:table-cell table:style-name="ce117" office:value-type="string">
            <text:p>Step 1: Do action in the right click menu</text:p>
          </table:table-cell>
          <table:table-cell office:value-type="string">
            <text:p>After checked some mails</text:p>
            <text:p>- Right click on a message</text:p>
            <text:p>- Try to perform action in the menu:</text:p>
            <text:p>+ Do Print function</text:p>
            <text:p>+ Check Reply form</text:p>
            <text:p>+ Check Reply to All form</text:p>
            <text:p>+ Check Forward form</text:p>
            <text:p>+ Check Filter message form</text:p>
            <text:p>+ Do Move to Folder function</text:p>
            <text:p>+ Do Tag function</text:p>
            <text:p>+ Do Delete function</text:p>
            <text:p>+ Do Add to contacts function</text:p>
            <text:p>+ Check Export form</text:p>
            <text:p/>
          </table:table-cell>
          <table:table-cell office:value-type="string">
            <text:p>- The message is displayed in print preview page.</text:p>
            <text:p>- The Reply form is shown. </text:p>
            <text:p>- The Reply to All form is shown.</text:p>
            <text:p>- The Forward form is shown</text:p>
            <text:p>- The Filter message form is shown.</text:p>
            <text:p>- The moved message is moved to the destination folder</text:p>
            <text:p>- The selected message is tagged</text:p>
            <text:p>- The selected message is deleted.</text:p>
            <text:p>- Add to contacts function works well</text:p>
            <text:p>- The Export form is shown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CS_3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17" office:value-type="string">
            <text:p>Step 1: Add/Edit/Delete a folder</text:p>
          </table:table-cell>
          <table:table-cell office:value-type="string">
            <text:p><text:span text:style-name="T4">- Add new folder</text:span></text:p>
            <text:p><text:span text:style-name="T4">- Edit the folder by right click</text:span></text:p>
            <text:p><text:span text:style-name="T4">- Add sub folder</text:span></text:p>
            <text:p><text:span text:style-name="T4">- Remove the parent folder</text:span></text:p>
            <text:p><text:span text:style-name="T4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2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CS_3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17" office:value-type="string">
            <text:p>Step 1: Add/Edit/Delete a tag</text:p>
          </table:table-cell>
          <table:table-cell office:value-type="string">
            <text:p><text:span text:style-name="T4">- Add new a tag</text:span></text:p>
            <text:p><text:span text:style-name="T4">- Add tag for some mails</text:span></text:p>
            <text:p><text:span text:style-name="T4">- Right-click on the tag &amp; perform </text:span><text:span text:style-name="T4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CS_3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office:value-type="string">
            <text:p>CS\Mail\More Actions</text:p>
          </table:table-cell>
          <table:table-cell office:value-type="string">
            <text:p>More Actions</text:p>
          </table:table-cell>
          <table:table-cell table:style-name="ce117" office:value-type="string">
            <text:p>Step 1: Do action in More Action menu</text:p>
          </table:table-cell>
          <table:table-cell office:value-type="string">
            <text:p>After checked some mails</text:p>
            <text:p>- Tick on a specific message</text:p>
            <text:p>- Click on More Actions button and do action in the menu in priority:</text:p>
            <text:p>+ Star message</text:p>
            <text:p>+ Unstar message</text:p>
            <text:p>+ Mark as read</text:p>
            <text:p>+ Mark as unread</text:p>
          </table:table-cell>
          <table:table-cell office:value-type="string">
            <text:p>- The selected message is set with yellow star</text:p>
            <text:p>- The selected message is removed yellow star</text:p>
            <text:p>- The read message is removed bold effect on the title</text:p>
            <text:p>- The unread message is set bold on the title.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CS_35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17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3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CS_36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17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CS_37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55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7">Search </text:span><text:span text:style-name="T4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CS_38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17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7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6"/>
          <table:table-cell table:style-name="ce84"/>
          <table:table-cell table:number-columns-repeated="240"/>
        </table:table-row>
        <table:table-row table:style-name="ro28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CS_39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17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CS_40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17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CS_4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55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CS_4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33" office:value-type="string">
            <text:p>Step 1: Share an existing address book</text:p>
          </table:table-cell>
          <table:table-cell table:style-name="ce144" office:value-type="string">
            <text:p><text:span text:style-name="T5">- Right click on an personal existing book </text:span><text:span text:style-name="T5">and select </text:span><text:span text:style-name="T6">Share</text:span></text:p>
            <text:p><text:span text:style-name="T5">- Input or select User or Group and click </text:span><text:span text:style-name="T6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CS_4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17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CS_4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office:value-type="string">
            <text:p>CS\Contact\Prince</text:p>
          </table:table-cell>
          <table:table-cell office:value-type="string">
            <text:p>Print contact</text:p>
          </table:table-cell>
          <table:table-cell table:style-name="ce117" office:value-type="string">
            <text:p>Step 1: Print contacts</text:p>
          </table:table-cell>
          <table:table-cell office:value-type="string">
            <text:p>Right click on one contact or choose some and select <text:span text:style-name="T7">Print</text:span></text:p>
          </table:table-cell>
          <table:table-cell office:value-type="string">
            <text:p>Print preview form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CS_4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17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7">Copy</text:span></text:p>
            <text:p><text:span text:style-name="T5">- Right click on another address book, </text:span><text:span text:style-name="T5">select <text:s/></text:span><text:span text:style-name="T6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CS_4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17" office:value-type="string">
            <text:p>Step 1:Share a contact</text:p>
          </table:table-cell>
          <table:table-cell table:style-name="ce144" office:value-type="string">
            <text:p><text:span text:style-name="T5">- Right click on this contact and select </text:span><text:span text:style-name="T6">Share</text:span></text:p>
            <text:p><text:span text:style-name="T5">- Input or select User or Group and click </text:span><text:span text:style-name="T6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CS_4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17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CS_48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17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5">- Input Tag Name and click </text:span><text:span text:style-name="T6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CS_49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17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5">- Click </text:span><text:span text:style-name="T6">Send </text:span><text:span text:style-name="T5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CS_50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17" office:value-type="string">
            <text:p>Step 1: Import an address book</text:p>
          </table:table-cell>
          <table:table-cell office:value-type="string">
            <text:p>- Right click on existed address book &amp; select <text:span text:style-name="T7">Import </text:span>or select <text:span text:style-name="T7">Import </text:span><text:span text:style-name="T4">in </text:span><text:span text:style-name="T4">tool bar</text:span></text:p>
            <text:p><text:span text:style-name="T5">- Choose address book to be destination</text:span></text:p>
            <text:p><text:span text:style-name="T5">- Select format</text:span></text:p>
            <text:p><text:span text:style-name="T5">- Upload valid file and click </text:span><text:span text:style-name="T6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CS_5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16" office:value-type="string">
            <text:p>Step 1:Export an address book</text:p>
          </table:table-cell>
          <table:table-cell office:value-type="string">
            <text:p>- Right click on existed address book &amp; select <text:span text:style-name="T7">Export</text:span> or select <text:span text:style-name="T7">Export </text:span><text:span text:style-name="T4">in </text:span><text:span text:style-name="T4">tool bar</text:span></text:p>
            <text:p><text:span text:style-name="T5">- Select address book(s) </text:span></text:p>
            <text:p><text:span text:style-name="T5">- Input Name</text:span></text:p>
            <text:p><text:span text:style-name="T5">- Select format</text:span></text:p>
            <text:p><text:span text:style-name="T5">- Click </text:span><text:span text:style-name="T6"><text:s/>Export</text:span><text:span text:style-name="T5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CS_5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16" office:value-type="string">
            <text:p>Step 1: Quick Search contacts</text:p>
          </table:table-cell>
          <table:table-cell office:value-type="string">
            <text:p>Input a normal text and click <text:span text:style-name="T7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CS_5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16" office:value-type="string">
            <text:p>Step 1: Advanced Search contacts</text:p>
          </table:table-cell>
          <table:table-cell table:style-name="ce144" office:value-type="string">
            <text:p><text:span text:style-name="T5">- Click on advance search icon</text:span></text:p>
            <text:p><text:span text:style-name="T5">- </text:span>Input search condition and click <text:span text:style-name="T7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CS_5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17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CS_5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17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CS_56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55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CS_57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33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CS_58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17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3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CS_59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17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7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CS_60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55" office:value-type="string">
            <text:p>Step 1: Show and Search page</text:p>
          </table:table-cell>
          <table:table-cell table:style-name="ce14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CS_6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17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CS_6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17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3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CS_6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17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3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CS_6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16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/>
          <table:table-cell table:style-name="Default"/>
          <table:table-cell table:number-columns-repeated="4"/>
          <table:table-cell table:style-name="ce84"/>
          <table:table-cell table:number-columns-repeated="240"/>
        </table:table-row>
        <table:table-row table:style-name="ro31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CS_6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16" office:value-type="string">
            <text:p>Step 1: Export a private chat</text:p>
          </table:table-cell>
          <table:table-cell table:style-name="ce145" office:value-type="string">
            <text:p><text:span text:style-name="T8">- Login by 2 users in different </text:span><text:span text:style-name="T8">browsers </text:span></text:p>
            <text:p><text:span text:style-name="T8">- User A adds user B into personal </text:span><text:span text:style-name="T8">contacts list</text:span></text:p>
            <text:p><text:span text:style-name="T8">- User A right-click on user B's name </text:span><text:span text:style-name="T8">in the personal contacts list and </text:span><text:span text:style-name="T8">choose Send message</text:span></text:p>
            <text:p><text:span text:style-name="T8">- A &amp; B send message together</text:span></text:p>
            <text:p><text:span text:style-name="T8">- One of 2 users click Export History </text:span><text:span text:style-name="T8">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CS_6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16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table:number-columns-repeated="6"/>
          <table:table-cell table:style-name="ce84"/>
          <table:table-cell table:number-columns-repeated="240"/>
        </table:table-row>
        <table:table-row table:style-name="ro52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CS_67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16" office:value-type="string">
            <text:p>Step 1:Show sent messages in period of time</text:p>
          </table:table-cell>
          <table:table-cell table:style-name="ce14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3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office:value-type="string">
            <text:p>SNF_CS_68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68">
            <text:p>068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office:value-type="string">
            <text:p>Step 1:Check User Status</text:p>
          </table:table-cell>
          <table:table-cell table:style-name="ce14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43"/>
        </table:table-row>
        <table:table-row table:style-name="ro53" table:number-rows-repeated="31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ce114" table:number-columns-repeated="3"/>
          <table:table-cell table:style-name="ce130"/>
          <table:table-cell table:style-name="ce114"/>
          <table:table-cell table:style-name="ce143" table:number-columns-repeated="3"/>
          <table:table-cell table:style-name="ce114" table:number-columns-repeated="248"/>
        </table:table-row>
        <table:table-row table:style-name="ro53" table:number-rows-repeated="10">
          <table:table-cell table:style-name="ce114" table:number-columns-repeated="3"/>
          <table:table-cell table:style-name="ce130"/>
          <table:table-cell table:style-name="ce114" table:number-columns-repeated="252"/>
        </table:table-row>
        <table:table-row table:style-name="ro53">
          <table:table-cell table:style-name="ce114" table:number-columns-repeated="3"/>
          <table:table-cell table:style-name="ce130"/>
          <table:table-cell table:style-name="ce114" table:number-columns-repeated="252"/>
        </table:table-row>
      </table:table>
      <table:table table:name="Summary_Report" table:style-name="ta1" table:print="false">
        <table:table-column table:style-name="co19" table:default-cell-style-name="ce47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23" table:default-cell-style-name="ce55"/>
        <table:table-column table:style-name="co8" table:default-cell-style-name="ce140"/>
        <table:table-column table:style-name="co8" table:number-columns-repeated="243" table:default-cell-style-name="Default"/>
        <table:table-row table:style-name="ro9">
          <table:table-cell table:style-name="ce134" office:value-type="string" table:number-columns-spanned="5" table:number-rows-spanned="2">
            <text:p>CS SniffTest List</text:p>
          </table:table-cell>
          <table:covered-table-cell table:style-name="ce137"/>
          <table:covered-table-cell table:style-name="ce137"/>
          <table:covered-table-cell table:style-name="ce137"/>
          <table:covered-table-cell table:style-name="ce137"/>
          <table:table-cell table:style-name="ce45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35"/>
          <table:covered-table-cell table:style-name="ce137"/>
          <table:covered-table-cell table:style-name="ce137"/>
          <table:covered-table-cell table:style-name="ce137"/>
          <table:covered-table-cell table:style-name="ce137"/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46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32">
          <table:table-cell office:value-type="string">
            <text:p>SNF_CS_01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71]=[.$A4])*([SniffTest.A$7:SniffTest.A$971]&lt;&gt;&quot;&quot;))" office:value-type="float" office:value="1">
            <text:p>1</text:p>
          </table:table-cell>
          <table:table-cell/>
          <table:table-cell table:style-name="ce142" table:number-columns-repeated="242"/>
        </table:table-row>
        <table:table-row table:style-name="ro29">
          <table:table-cell office:value-type="string">
            <text:p>SNF_CS_02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71]=[.$A5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03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71]=[.$A6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10">
          <table:table-cell office:value-type="string">
            <text:p>SNF_CS_04</text:p>
          </table:table-cell>
          <table:table-cell office:value-type="string">
            <text:p>Calendar</text:p>
          </table:table-cell>
          <table:table-cell table:number-columns-repeated="2" office:value-type="string">
            <text:p>Share calendar</text:p>
          </table:table-cell>
          <table:table-cell table:style-name="ce138" office:value-type="string">
            <text:p>- The calendar is shared successfully</text:p>
          </table:table-cell>
          <table:table-cell table:formula="of:=SUMPRODUCT(([SniffTest.B$7:SniffTest.B$971]=[.$A7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05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Categories</text:p>
          </table:table-cell>
          <table:table-cell table:style-name="ce138" office:value-type="string">
            <text:p>- The category is added/edited/deleted successfully</text:p>
          </table:table-cell>
          <table:table-cell table:formula="of:=SUMPRODUCT(([SniffTest.B$7:SniffTest.B$971]=[.$A8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06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71]=[.$A9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07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71]=[.$A10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08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71]=[.$A11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09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71]=[.$A12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0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71]=[.$A13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11</text:p>
          </table:table-cell>
          <table:table-cell office:value-type="string">
            <text:p>Calendar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71]=[.$A14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12</text:p>
          </table:table-cell>
          <table:table-cell office:value-type="string">
            <text:p>Calendar</text:p>
          </table:table-cell>
          <table:table-cell table:number-columns-repeated="2" office:value-type="string">
            <text:p>Add tasks for shared calendar</text:p>
          </table:table-cell>
          <table:table-cell office:value-type="string">
            <text:p>- The task is added successfully.</text:p>
          </table:table-cell>
          <table:table-cell table:formula="of:=SUMPRODUCT(([SniffTest.B$7:SniffTest.B$971]=[.$A15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3</text:p>
          </table:table-cell>
          <table:table-cell office:value-type="string">
            <text:p>Calendar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71]=[.$A16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4</text:p>
          </table:table-cell>
          <table:table-cell office:value-type="string">
            <text:p>Calendar</text:p>
          </table:table-cell>
          <table:table-cell table:number-columns-repeated="2" office:value-type="string">
            <text:p>Add tasks for public calendar</text:p>
          </table:table-cell>
          <table:table-cell office:value-type="string">
            <text:p>- The task is added successfully.</text:p>
          </table:table-cell>
          <table:table-cell table:formula="of:=SUMPRODUCT(([SniffTest.B$7:SniffTest.B$971]=[.$A17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8">
          <table:table-cell office:value-type="string">
            <text:p>SNF_CS_15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71]=[.$A18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6</text:p>
          </table:table-cell>
          <table:table-cell office:value-type="string">
            <text:p>Calendar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71]=[.$A19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7</text:p>
          </table:table-cell>
          <table:table-cell office:value-type="string">
            <text:p>Calendar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71]=[.$A20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8</text:p>
          </table:table-cell>
          <table:table-cell office:value-type="string">
            <text:p>Calendar</text:p>
          </table:table-cell>
          <table:table-cell table:style-name="ce56" office:value-type="string">
            <text:p>View task/event</text:p>
          </table:table-cell>
          <table:table-cell table:style-name="ce56" office:value-type="string">
            <text:p>View task/event</text:p>
          </table:table-cell>
          <table:table-cell office:value-type="string">
            <text:p>- The detail of a task/event is shown.</text:p>
            <text:p/>
          </table:table-cell>
          <table:table-cell table:formula="of:=SUMPRODUCT(([SniffTest.B$7:SniffTest.B$971]=[.$A21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10">
          <table:table-cell office:value-type="string">
            <text:p>SNF_CS_19</text:p>
          </table:table-cell>
          <table:table-cell office:value-type="string">
            <text:p>Calendar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71]=[.$A22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20</text:p>
          </table:table-cell>
          <table:table-cell office:value-type="string">
            <text:p>Calendar</text:p>
          </table:table-cell>
          <table:table-cell office:value-type="string">
            <text:p>Export calendar</text:p>
          </table:table-cell>
          <table:table-cell table:style-name="ce116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71]=[.$A23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10">
          <table:table-cell office:value-type="string">
            <text:p>SNF_CS_21</text:p>
          </table:table-cell>
          <table:table-cell office:value-type="string">
            <text:p>Calendar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71]=[.$A24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22</text:p>
          </table:table-cell>
          <table:table-cell office:value-type="string">
            <text:p>Calendar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71]=[.$A25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23</text:p>
          </table:table-cell>
          <table:table-cell office:value-type="string">
            <text:p>Mail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71]=[.$A26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24</text:p>
          </table:table-cell>
          <table:table-cell office:value-type="string">
            <text:p>Mail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71]=[.$A27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25</text:p>
          </table:table-cell>
          <table:table-cell office:value-type="string">
            <text:p>Mail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71]=[.$A28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10">
          <table:table-cell office:value-type="string">
            <text:p>SNF_CS_26</text:p>
          </table:table-cell>
          <table:table-cell office:value-type="string">
            <text:p>Mail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71]=[.$A29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10">
          <table:table-cell office:value-type="string">
            <text:p>SNF_CS_27</text:p>
          </table:table-cell>
          <table:table-cell office:value-type="string">
            <text:p>Mail</text:p>
          </table:table-cell>
          <table:table-cell office:value-type="string">
            <text:p>Reply</text:p>
          </table:table-cell>
          <table:table-cell table:style-name="ce117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71]=[.$A30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28</text:p>
          </table:table-cell>
          <table:table-cell office:value-type="string">
            <text:p>Mail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71]=[.$A31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29</text:p>
          </table:table-cell>
          <table:table-cell office:value-type="string">
            <text:p>Mail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71]=[.$A32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30</text:p>
          </table:table-cell>
          <table:table-cell office:value-type="string">
            <text:p>Mail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71]=[.$A33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9">
          <table:table-cell office:value-type="string">
            <text:p>SNF_CS_31</text:p>
          </table:table-cell>
          <table:table-cell office:value-type="string">
            <text:p>Mail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71]=[.$A34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32</text:p>
          </table:table-cell>
          <table:table-cell office:value-type="string">
            <text:p>Mail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71]=[.$A35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33</text:p>
          </table:table-cell>
          <table:table-cell office:value-type="string">
            <text:p>Mail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71]=[.$A36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34</text:p>
          </table:table-cell>
          <table:table-cell office:value-type="string">
            <text:p>Mail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35</text:p>
          </table:table-cell>
          <table:table-cell office:value-type="string">
            <text:p>Mail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CS_36</text:p>
          </table:table-cell>
          <table:table-cell office:value-type="string">
            <text:p>Mail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37</text:p>
          </table:table-cell>
          <table:table-cell office:value-type="string">
            <text:p>Mail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38</text:p>
          </table:table-cell>
          <table:table-cell office:value-type="string">
            <text:p>Mail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39</text:p>
          </table:table-cell>
          <table:table-cell office:value-type="string">
            <text:p>Mail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0</text:p>
          </table:table-cell>
          <table:table-cell office:value-type="string">
            <text:p>Mail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CS_41</text:p>
          </table:table-cell>
          <table:table-cell office:value-type="string">
            <text:p>Contacts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2</text:p>
          </table:table-cell>
          <table:table-cell office:value-type="string">
            <text:p>Contacts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CS_43</text:p>
          </table:table-cell>
          <table:table-cell office:value-type="string">
            <text:p>Contacts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44</text:p>
          </table:table-cell>
          <table:table-cell office:value-type="string">
            <text:p>Contacts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5</text:p>
          </table:table-cell>
          <table:table-cell office:value-type="string">
            <text:p>Contacts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46</text:p>
          </table:table-cell>
          <table:table-cell office:value-type="string">
            <text:p>Contacts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7</text:p>
          </table:table-cell>
          <table:table-cell office:value-type="string">
            <text:p>Contacts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8</text:p>
          </table:table-cell>
          <table:table-cell office:value-type="string">
            <text:p>Contacts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9</text:p>
          </table:table-cell>
          <table:table-cell office:value-type="string">
            <text:p>Contacts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0</text:p>
          </table:table-cell>
          <table:table-cell office:value-type="string">
            <text:p>Contacts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1</text:p>
          </table:table-cell>
          <table:table-cell office:value-type="string">
            <text:p>Contacts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52</text:p>
          </table:table-cell>
          <table:table-cell office:value-type="string">
            <text:p>Contacts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CS_53</text:p>
          </table:table-cell>
          <table:table-cell office:value-type="string">
            <text:p>Contacts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4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5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6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7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8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9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60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earch</text:p>
          </table:table-cell>
          <table:table-cell table:style-name="ce139" office:value-type="string">
            <text:p>- Search function works well</text:p>
          </table:table-cell>
          <table:table-cell table:formula="of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61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62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63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64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65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66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CS_67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68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71]=[.$A7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6">
          <table:table-cell table:style-name="ce136" office:value-type="string" table:number-columns-spanned="5" table:number-rows-spanned="1">
            <text:p>TOTAL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41" table:formula="of:=SUM([.F4:.F71])" office:value-type="float" office:value="68">
            <text:p>68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5:3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creator>exoplatform </dc:creator>
    <dc:date>2010-12-27T15:36:32</dc:date>
    <dc:language>en-US</dc:language>
    <meta:editing-cycles>806</meta:editing-cycles>
    <meta:editing-duration>PT284H27M06S</meta:editing-duration>
    <meta:document-statistic meta:table-count="4" meta:cell-count="1310" meta:object-count="5"/>
    <meta:user-defined meta:name="Info 1"/>
    <meta:user-defined meta:name="Info 2"/>
    <meta:user-defined meta:name="Info 3"/>
    <meta:user-defined meta:name="Info 4"/>
  </office:meta>
</office:document-meta>
</file>